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38"/>
      <style:text-properties fo:color="#000000"/>
    </style:style>
    <style:style style:name="ce3" style:family="table-cell" style:parent-style-name="Default" style:data-style-name="N0">
      <style:table-cell-properties fo:background-color="#FFFF38"/>
    </style:style>
    <style:style style:name="ce4" style:family="table-cell" style:parent-style-name="Default" style:data-style-name="N0">
      <style:table-cell-properties fo:background-color="#FF6D6D"/>
    </style:style>
    <style:style style:name="ce5" style:family="table-cell" style:parent-style-name="Default" style:data-style-name="N0">
      <style:table-cell-properties fo:background-color="#5EB91E"/>
    </style:style>
    <style:style style:name="ce6" style:family="table-cell" style:parent-style-name="Default" style:data-style-name="N0">
      <style:table-cell-properties fo:background-color="#E8F2A1"/>
    </style:style>
    <style:style style:name="ce7" style:family="table-cell" style:parent-style-name="Default" style:data-style-name="N0">
      <style:table-cell-properties fo:background-color="#8D1D75"/>
      <style:text-properties fo:color="#000000"/>
    </style:style>
    <style:style style:name="ce8" style:family="table-cell" style:parent-style-name="Default" style:data-style-name="N0">
      <style:table-cell-properties fo:background-color="#8D1D75"/>
    </style:style>
    <style:style style:name="ce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7" table:default-cell-style-name="ce1"/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poid U</text:p>
          </table:table-cell>
          <table:table-cell office:value-type="string" table:style-name="ce4">
            <text:p>quantité</text:p>
          </table:table-cell>
          <table:table-cell office:value-type="string" table:style-name="ce3">
            <text:p>Taux taxe</text:p>
          </table:table-cell>
          <table:table-cell office:value-type="string" table:style-name="ce4">
            <text:p>prix U achat</text:p>
          </table:table-cell>
          <table:table-cell office:value-type="string" table:style-name="ce4">
            <text:p>prix U vente</text:p>
          </table:table-cell>
          <table:table-cell office:value-type="string" table:style-name="ce4">
            <text:p>prix moy achat U</text:p>
          </table:table-cell>
          <table:table-cell office:value-type="string" table:style-name="ce4">
            <text:p>prix moy vente U</text:p>
          </table:table-cell>
          <table:table-cell office:value-type="string" table:style-name="ce5">
            <text:p><text:s/>cout achat</text:p>
          </table:table-cell>
          <table:table-cell office:value-type="string" table:style-name="ce5">
            <text:p>poid tot</text:p>
          </table:table-cell>
          <table:table-cell office:value-type="string" table:style-name="ce6">
            <text:p>benef par kg</text:p>
          </table:table-cell>
          <table:table-cell office:value-type="string" table:style-name="ce6">
            <text:p>benef total</text:p>
          </table:table-cell>
          <table:table-cell office:value-type="string" table:style-name="ce6">
            <text:p>benef par U</text:p>
          </table:table-cell>
          <table:table-cell office:value-type="string" table:style-name="ce5">
            <text:p>benef moy kg</text:p>
          </table:table-cell>
          <table:table-cell office:value-type="string" table:style-name="ce5">
            <text:p>benef tot moy</text:p>
          </table:table-cell>
          <table:table-cell office:value-type="string" table:style-name="ce5">
            <text:p>benef moy U</text:p>
          </table:table-cell>
          <table:table-cell office:value-type="string" table:style-name="Default_1">
            <text:p>Achat = Cr, vente= fs</text:p>
          </table:table-cell>
          <table:table-cell table:number-columns-repeated="16367"/>
        </table:table-row>
        <table:table-row table:style-name="ro1">
          <table:table-cell office:value-type="string" table:style-name="Default_1">
            <text:p>t7 meal pie</text:p>
          </table:table-cell>
          <table:table-cell office:value-type="float" office:value="8" table:style-name="Default_1">
            <text:p>8</text:p>
          </table:table-cell>
          <table:table-cell office:value-type="float" office:value="300" table:style-name="Default_1">
            <text:p>300</text:p>
          </table:table-cell>
          <table:table-cell office:value-type="float" office:value="0.08" table:style-name="Default_1">
            <text:p>0,08</text:p>
          </table:table-cell>
          <table:table-cell office:value-type="float" office:value="7096" table:style-name="Default_1">
            <text:p>7096</text:p>
          </table:table-cell>
          <table:table-cell office:value-type="float" office:value="7500" table:style-name="Default_1">
            <text:p>7500</text:p>
          </table:table-cell>
          <table:table-cell office:value-type="float" office:value="7004" table:style-name="ce7">
            <text:p>7004</text:p>
          </table:table-cell>
          <table:table-cell office:value-type="float" office:value="6899" table:style-name="ce8">
            <text:p>6899</text:p>
          </table:table-cell>
          <table:table-cell office:value-type="float" office:value="2128800" table:formula="of:= [.E2]*[.C2]" table:style-name="Default_1">
            <text:p>2128800</text:p>
          </table:table-cell>
          <table:table-cell office:value-type="float" office:value="2400" table:formula="of:=[.C2]*[.B2]" table:style-name="ce9">
            <text:p>2400</text:p>
          </table:table-cell>
          <table:table-cell office:value-type="float" office:value="-46.674999999999955" table:formula="of:=[.M2]/[.B2]" table:style-name="Default_1">
            <text:p>-46,675</text:p>
          </table:table-cell>
          <table:table-cell office:value-type="float" office:value="-112019.99999999988" table:formula="of:=[.K2]*[.J2]" table:style-name="Default_1">
            <text:p>-112020</text:p>
          </table:table-cell>
          <table:table-cell office:value-type="float" office:value="-373.39999999999964" table:formula="of:=([.F2]- ([.E2]*1.025 + [.F2]*[.D2]))" table:style-name="Default_1">
            <text:p>-373,4</text:p>
          </table:table-cell>
          <table:table-cell office:value-type="float" office:value="-104.00249999999994" table:formula="of:=[.P2]/[.B2]" table:style-name="Default_1">
            <text:p>-104,0025</text:p>
          </table:table-cell>
          <table:table-cell office:value-type="float" office:value="-249605.99999999985" table:formula="of:=[.P2]*[.C2]" table:style-name="Default_1">
            <text:p>-249606</text:p>
          </table:table-cell>
          <table:table-cell office:value-type="float" office:value="-832.01999999999953" table:formula="of:=([.H2]- ([.G2]*1.025 + [.H2]*[.D2]))" table:style-name="Default_1">
            <text:p>-832,02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5 meal pie</text:p>
          </table:table-cell>
          <table:table-cell office:value-type="float" office:value="3.3" table:style-name="Default_1">
            <text:p>3,3</text:p>
          </table:table-cell>
          <table:table-cell office:value-type="float" office:value="100" table:style-name="Default_1">
            <text:p>1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01" table:style-name="Default_1">
            <text:p>7501</text:p>
          </table:table-cell>
          <table:table-cell office:value-type="float" office:value="7097" table:style-name="Default_1">
            <text:p>7097</text:p>
          </table:table-cell>
          <table:table-cell office:value-type="float" office:value="2024" table:style-name="ce8">
            <text:p>2024</text:p>
          </table:table-cell>
          <table:table-cell office:value-type="float" office:value="2190" table:style-name="ce8">
            <text:p>2190</text:p>
          </table:table-cell>
          <table:table-cell office:value-type="float" office:value="750100" table:formula="of:= [.E3]*[.C3]" table:style-name="Default_1">
            <text:p>750100</text:p>
          </table:table-cell>
          <table:table-cell office:value-type="float" office:value="330" table:formula="of:=[.C3]*[.B3]" table:style-name="ce9">
            <text:p>330</text:p>
          </table:table-cell>
          <table:table-cell office:value-type="float" office:value="-351.2984848484848" table:formula="of:=[.M3]/[.B3]" table:style-name="Default_1">
            <text:p>-351,2984848</text:p>
          </table:table-cell>
          <table:table-cell office:value-type="float" office:value="-115928.49999999999" table:formula="of:=[.K3]*[.J3]" table:style-name="Default_1">
            <text:p>-115928,5</text:p>
          </table:table-cell>
          <table:table-cell office:value-type="float" office:value="-1159.2849999999999" table:formula="of:=([.F3]- ([.E3]*1.025 + [.F3]*[.D3]))" table:style-name="Default_1">
            <text:p>-1159,285</text:p>
          </table:table-cell>
          <table:table-cell office:value-type="float" office:value="-18.121212121212039" table:formula="of:=[.P3]/[.B3]" table:style-name="Default_1">
            <text:p>-18,12121212</text:p>
          </table:table-cell>
          <table:table-cell office:value-type="float" office:value="-5979.9999999999727" table:formula="of:=[.P3]*[.C3]" table:style-name="Default_1">
            <text:p>-5980</text:p>
          </table:table-cell>
          <table:table-cell office:value-type="float" office:value="-59.799999999999727" table:formula="of:=([.H3]- ([.G3]*1.025 + [.H3]*[.D3]))" table:style-name="Default_1">
            <text:p>-59,8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3 meal pie</text:p>
          </table:table-cell>
          <table:table-cell office:value-type="float" office:value="1.2" table:style-name="Default_1">
            <text:p>1,2</text:p>
          </table:table-cell>
          <table:table-cell office:value-type="float" office:value="42" table:style-name="Default_1">
            <text:p>42</text:p>
          </table:table-cell>
          <table:table-cell office:value-type="float" office:value="0.08" table:style-name="Default_1">
            <text:p>0,08</text:p>
          </table:table-cell>
          <table:table-cell office:value-type="float" office:value="7502" table:style-name="Default_1">
            <text:p>7502</text:p>
          </table:table-cell>
          <table:table-cell office:value-type="float" office:value="7098" table:style-name="Default_1">
            <text:p>7098</text:p>
          </table:table-cell>
          <table:table-cell office:value-type="float" office:value="679" table:style-name="ce8">
            <text:p>679</text:p>
          </table:table-cell>
          <table:table-cell office:value-type="float" office:value="509" table:style-name="ce8">
            <text:p>509</text:p>
          </table:table-cell>
          <table:table-cell office:value-type="float" office:value="315084" table:formula="of:= [.E4]*[.C4]" table:style-name="Default_1">
            <text:p>315084</text:p>
          </table:table-cell>
          <table:table-cell office:value-type="float" office:value="50.4" table:formula="of:=[.C4]*[.B4]" table:style-name="ce9">
            <text:p>50,4</text:p>
          </table:table-cell>
          <table:table-cell office:value-type="float" office:value="-966.15833333333285" table:formula="of:=[.M4]/[.B4]" table:style-name="Default_1">
            <text:p>-966,1583333</text:p>
          </table:table-cell>
          <table:table-cell office:value-type="float" office:value="-48694.379999999976" table:formula="of:=[.K4]*[.J4]" table:style-name="Default_1">
            <text:p>-48694,38</text:p>
          </table:table-cell>
          <table:table-cell office:value-type="float" office:value="-1159.3899999999994" table:formula="of:=([.F4]- ([.E4]*1.025 + [.F4]*[.D4]))" table:style-name="Default_1">
            <text:p>-1159,39</text:p>
          </table:table-cell>
          <table:table-cell office:value-type="float" office:value="-189.74583333333328" table:formula="of:=[.P4]/[.B4]" table:style-name="Default_1">
            <text:p>-189,7458333</text:p>
          </table:table-cell>
          <table:table-cell office:value-type="float" office:value="-9563.1899999999969" table:formula="of:=[.P4]*[.C4]" table:style-name="Default_1">
            <text:p>-9563,19</text:p>
          </table:table-cell>
          <table:table-cell office:value-type="float" office:value="-227.69499999999994" table:formula="of:=([.H4]- ([.G4]*1.025 + [.H4]*[.D4]))" table:style-name="Default_1">
            <text:p>-227,69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7.3 meal pie<text:s/></text:p>
          </table:table-cell>
          <table:table-cell office:value-type="float" office:value="6.9" table:style-name="Default_1">
            <text:p>6,9</text:p>
          </table:table-cell>
          <table:table-cell office:value-type="float" office:value="3" table:style-name="Default_1">
            <text:p>3</text:p>
          </table:table-cell>
          <table:table-cell office:value-type="float" office:value="0.08" table:style-name="Default_1">
            <text:p>0,08</text:p>
          </table:table-cell>
          <table:table-cell office:value-type="float" office:value="7503" table:style-name="Default_1">
            <text:p>7503</text:p>
          </table:table-cell>
          <table:table-cell office:value-type="float" office:value="7099" table:style-name="Default_1">
            <text:p>7099</text:p>
          </table:table-cell>
          <table:table-cell office:value-type="float" office:value="500000" table:style-name="ce8">
            <text:p>500000</text:p>
          </table:table-cell>
          <table:table-cell office:value-type="float" office:value="2390000" table:style-name="ce8">
            <text:p>2390000</text:p>
          </table:table-cell>
          <table:table-cell office:value-type="float" office:value="22509" table:formula="of:= [.E5]*[.C5]" table:style-name="Default_1">
            <text:p>22509</text:p>
          </table:table-cell>
          <table:table-cell office:value-type="float" office:value="20.700000000000003" table:formula="of:=[.C5]*[.B5]" table:style-name="ce9">
            <text:p>20,7</text:p>
          </table:table-cell>
          <table:table-cell office:value-type="float" office:value="-168.04275362318825" table:formula="of:=[.M5]/[.B5]" table:style-name="Default_1">
            <text:p>-168,0427536</text:p>
          </table:table-cell>
          <table:table-cell office:value-type="float" office:value="-3478.4849999999974" table:formula="of:=[.K5]*[.J5]" table:style-name="Default_1">
            <text:p>-3478,485</text:p>
          </table:table-cell>
          <table:table-cell office:value-type="float" office:value="-1159.494999999999" table:formula="of:=([.F5]- ([.E5]*1.025 + [.F5]*[.D5]))" table:style-name="Default_1">
            <text:p>-1159,495</text:p>
          </table:table-cell>
          <table:table-cell office:value-type="float" office:value="244391.30434782608" table:formula="of:=[.P5]/[.B5]" table:style-name="Default_1">
            <text:p>244391,3043</text:p>
          </table:table-cell>
          <table:table-cell office:value-type="float" office:value="5058900" table:formula="of:=[.P5]*[.C5]" table:style-name="Default_1">
            <text:p>5058900</text:p>
          </table:table-cell>
          <table:table-cell office:value-type="float" office:value="1686300" table:formula="of:=([.H5]- ([.G5]*1.025 + [.H5]*[.D5]))" table:style-name="Default_1">
            <text:p>168630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7.2 meal pie</text:p>
          </table:table-cell>
          <table:table-cell office:value-type="float" office:value="6.9" table:style-name="Default_1">
            <text:p>6,9</text:p>
          </table:table-cell>
          <table:table-cell office:value-type="float" office:value="7" table:style-name="Default_1">
            <text:p>7</text:p>
          </table:table-cell>
          <table:table-cell office:value-type="float" office:value="0.08" table:style-name="Default_1">
            <text:p>0,08</text:p>
          </table:table-cell>
          <table:table-cell office:value-type="float" office:value="7504" table:style-name="Default_1">
            <text:p>7504</text:p>
          </table:table-cell>
          <table:table-cell office:value-type="float" office:value="7100" table:style-name="Default_1">
            <text:p>7100</text:p>
          </table:table-cell>
          <table:table-cell office:value-type="float" office:value="160000" table:style-name="ce8">
            <text:p>160000</text:p>
          </table:table-cell>
          <table:table-cell office:value-type="float" office:value="105000" table:style-name="ce8">
            <text:p>105000</text:p>
          </table:table-cell>
          <table:table-cell office:value-type="float" office:value="52528" table:formula="of:= [.E6]*[.C6]" table:style-name="Default_1">
            <text:p>52528</text:p>
          </table:table-cell>
          <table:table-cell office:value-type="float" office:value="48.300000000000004" table:formula="of:=[.C6]*[.B6]" table:style-name="ce9">
            <text:p>48,3</text:p>
          </table:table-cell>
          <table:table-cell office:value-type="float" office:value="-168.05797101449252" table:formula="of:=[.M6]/[.B6]" table:style-name="Default_1">
            <text:p>-168,057971</text:p>
          </table:table-cell>
          <table:table-cell office:value-type="float" office:value="-8117.1999999999898" table:formula="of:=[.K6]*[.J6]" table:style-name="Default_1">
            <text:p>-8117,2</text:p>
          </table:table-cell>
          <table:table-cell office:value-type="float" office:value="-1159.5999999999985" table:formula="of:=([.F6]- ([.E6]*1.025 + [.F6]*[.D6]))" table:style-name="Default_1">
            <text:p>-1159,6</text:p>
          </table:table-cell>
          <table:table-cell office:value-type="float" office:value="-9768.1159420289841" table:formula="of:=[.P6]/[.B6]" table:style-name="Default_1">
            <text:p>-9768,115942</text:p>
          </table:table-cell>
          <table:table-cell office:value-type="float" office:value="-471800" table:formula="of:=[.P6]*[.C6]" table:style-name="Default_1">
            <text:p>-471800</text:p>
          </table:table-cell>
          <table:table-cell office:value-type="float" office:value="-67400" table:formula="of:=([.H6]- ([.G6]*1.025 + [.H6]*[.D6]))" table:style-name="Default_1">
            <text:p>-6740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7.1 meal pie level1</text:p>
          </table:table-cell>
          <table:table-cell office:value-type="float" office:value="6.9" table:style-name="Default_1">
            <text:p>6,9</text:p>
          </table:table-cell>
          <table:table-cell office:value-type="float" office:value="10" table:style-name="Default_1">
            <text:p>10</text:p>
          </table:table-cell>
          <table:table-cell office:value-type="float" office:value="0.08" table:style-name="Default_1">
            <text:p>0,08</text:p>
          </table:table-cell>
          <table:table-cell office:value-type="float" office:value="7505" table:style-name="Default_1">
            <text:p>7505</text:p>
          </table:table-cell>
          <table:table-cell office:value-type="float" office:value="7101" table:style-name="Default_1">
            <text:p>7101</text:p>
          </table:table-cell>
          <table:table-cell office:value-type="float" office:value="50000" table:style-name="ce8">
            <text:p>50000</text:p>
          </table:table-cell>
          <table:table-cell office:value-type="float" office:value="30000" table:style-name="ce8">
            <text:p>30000</text:p>
          </table:table-cell>
          <table:table-cell office:value-type="float" office:value="75050" table:formula="of:= [.E7]*[.C7]" table:style-name="Default_1">
            <text:p>75050</text:p>
          </table:table-cell>
          <table:table-cell office:value-type="float" office:value="69" table:formula="of:=[.C7]*[.B7]" table:style-name="ce9">
            <text:p>69</text:p>
          </table:table-cell>
          <table:table-cell office:value-type="float" office:value="-168.07318840579708" table:formula="of:=[.M7]/[.B7]" table:style-name="Default_1">
            <text:p>-168,0731884</text:p>
          </table:table-cell>
          <table:table-cell office:value-type="float" office:value="-11597.05" table:formula="of:=[.K7]*[.J7]" table:style-name="Default_1">
            <text:p>-11597,05</text:p>
          </table:table-cell>
          <table:table-cell office:value-type="float" office:value="-1159.7049999999999" table:formula="of:=([.F7]- ([.E7]*1.025 + [.F7]*[.D7]))" table:style-name="Default_1">
            <text:p>-1159,705</text:p>
          </table:table-cell>
          <table:table-cell office:value-type="float" office:value="-3427.5362318840566" table:formula="of:=[.P7]/[.B7]" table:style-name="Default_1">
            <text:p>-3427,536232</text:p>
          </table:table-cell>
          <table:table-cell office:value-type="float" office:value="-236499.99999999994" table:formula="of:=[.P7]*[.C7]" table:style-name="Default_1">
            <text:p>-236500</text:p>
          </table:table-cell>
          <table:table-cell office:value-type="float" office:value="-23649.999999999993" table:formula="of:=([.H7]- ([.G7]*1.025 + [.H7]*[.D7]))" table:style-name="Default_1">
            <text:p>-2365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t7</text:p>
          </table:table-cell>
          <table:table-cell office:value-type="float" office:value="6.9" table:style-name="Default_1">
            <text:p>6,9</text:p>
          </table:table-cell>
          <table:table-cell office:value-type="float" office:value="300" table:style-name="Default_1">
            <text:p>3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06" table:style-name="Default_1">
            <text:p>7506</text:p>
          </table:table-cell>
          <table:table-cell office:value-type="float" office:value="7102" table:style-name="Default_1">
            <text:p>7102</text:p>
          </table:table-cell>
          <table:table-cell office:value-type="float" office:value="6298" table:style-name="ce8">
            <text:p>6298</text:p>
          </table:table-cell>
          <table:table-cell office:value-type="float" office:value="6062" table:style-name="ce8">
            <text:p>6062</text:p>
          </table:table-cell>
          <table:table-cell office:value-type="float" office:value="2251800" table:formula="of:= [.E8]*[.C8]" table:style-name="Default_1">
            <text:p>2251800</text:p>
          </table:table-cell>
          <table:table-cell office:value-type="float" office:value="2070" table:formula="of:=[.C8]*[.B8]" table:style-name="ce9">
            <text:p>2070</text:p>
          </table:table-cell>
          <table:table-cell office:value-type="float" office:value="-168.08840579710136" table:formula="of:=[.M8]/[.B8]" table:style-name="Default_1">
            <text:p>-168,0884058</text:p>
          </table:table-cell>
          <table:table-cell office:value-type="float" office:value="-347942.99999999983" table:formula="of:=[.K8]*[.J8]" table:style-name="Default_1">
            <text:p>-347943</text:p>
          </table:table-cell>
          <table:table-cell office:value-type="float" office:value="-1159.8099999999995" table:formula="of:=([.F8]- ([.E8]*1.025 + [.F8]*[.D8]))" table:style-name="Default_1">
            <text:p>-1159,81</text:p>
          </table:table-cell>
          <table:table-cell office:value-type="float" office:value="-127.30579710144924" table:formula="of:=[.P8]/[.B8]" table:style-name="Default_1">
            <text:p>-127,3057971</text:p>
          </table:table-cell>
          <table:table-cell office:value-type="float" office:value="-263522.99999999994" table:formula="of:=[.P8]*[.C8]" table:style-name="Default_1">
            <text:p>-263523</text:p>
          </table:table-cell>
          <table:table-cell office:value-type="float" office:value="-878.40999999999985" table:formula="of:=([.H8]- ([.G8]*1.025 + [.H8]*[.D8]))" table:style-name="Default_1">
            <text:p>-878,41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t5</text:p>
          </table:table-cell>
          <table:table-cell office:value-type="float" office:value="2.9" table:style-name="Default_1">
            <text:p>2,9</text:p>
          </table:table-cell>
          <table:table-cell office:value-type="float" office:value="80" table:style-name="Default_1">
            <text:p>80</text:p>
          </table:table-cell>
          <table:table-cell office:value-type="float" office:value="0.08" table:style-name="Default_1">
            <text:p>0,08</text:p>
          </table:table-cell>
          <table:table-cell office:value-type="float" office:value="7507" table:style-name="Default_1">
            <text:p>7507</text:p>
          </table:table-cell>
          <table:table-cell office:value-type="float" office:value="7103" table:style-name="Default_1">
            <text:p>7103</text:p>
          </table:table-cell>
          <table:table-cell office:value-type="float" office:value="1045" table:style-name="ce8">
            <text:p>1045</text:p>
          </table:table-cell>
          <table:table-cell office:value-type="float" office:value="1130" table:style-name="ce8">
            <text:p>1130</text:p>
          </table:table-cell>
          <table:table-cell office:value-type="float" office:value="600560" table:formula="of:= [.E9]*[.C9]" table:style-name="Default_1">
            <text:p>600560</text:p>
          </table:table-cell>
          <table:table-cell office:value-type="float" office:value="232" table:formula="of:=[.C9]*[.B9]" table:style-name="ce9">
            <text:p>232</text:p>
          </table:table-cell>
          <table:table-cell office:value-type="float" office:value="-399.97068965517212" table:formula="of:=[.M9]/[.B9]" table:style-name="Default_1">
            <text:p>-399,9706897</text:p>
          </table:table-cell>
          <table:table-cell office:value-type="float" office:value="-92793.199999999939" table:formula="of:=[.K9]*[.J9]" table:style-name="Default_1">
            <text:p>-92793,2</text:p>
          </table:table-cell>
          <table:table-cell office:value-type="float" office:value="-1159.9149999999991" table:formula="of:=([.F9]- ([.E9]*1.025 + [.F9]*[.D9]))" table:style-name="Default_1">
            <text:p>-1159,915</text:p>
          </table:table-cell>
          <table:table-cell office:value-type="float" office:value="-10.870689655172445" table:formula="of:=[.P9]/[.B9]" table:style-name="Default_1">
            <text:p>-10,87068966</text:p>
          </table:table-cell>
          <table:table-cell office:value-type="float" office:value="-2522.0000000000073" table:formula="of:=[.P9]*[.C9]" table:style-name="Default_1">
            <text:p>-2522</text:p>
          </table:table-cell>
          <table:table-cell office:value-type="float" office:value="-31.525000000000091" table:formula="of:=([.H9]- ([.G9]*1.025 + [.H9]*[.D9]))" table:style-name="Default_1">
            <text:p>-31,52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t3</text:p>
          </table:table-cell>
          <table:table-cell office:value-type="float" office:value="1.2" table:style-name="Default_1">
            <text:p>1,2</text:p>
          </table:table-cell>
          <table:table-cell office:value-type="float" office:value="10" table:style-name="Default_1">
            <text:p>10</text:p>
          </table:table-cell>
          <table:table-cell office:value-type="float" office:value="0.08" table:style-name="Default_1">
            <text:p>0,08</text:p>
          </table:table-cell>
          <table:table-cell office:value-type="float" office:value="7508" table:style-name="Default_1">
            <text:p>7508</text:p>
          </table:table-cell>
          <table:table-cell office:value-type="float" office:value="7104" table:style-name="Default_1">
            <text:p>7104</text:p>
          </table:table-cell>
          <table:table-cell office:value-type="float" office:value="429" table:style-name="ce8">
            <text:p>429</text:p>
          </table:table-cell>
          <table:table-cell office:value-type="float" office:value="449" table:style-name="ce8">
            <text:p>449</text:p>
          </table:table-cell>
          <table:table-cell office:value-type="float" office:value="75080" table:formula="of:= [.E10]*[.C10]" table:style-name="Default_1">
            <text:p>75080</text:p>
          </table:table-cell>
          <table:table-cell office:value-type="float" office:value="12" table:formula="of:=[.C10]*[.B10]" table:style-name="ce9">
            <text:p>12</text:p>
          </table:table-cell>
          <table:table-cell office:value-type="float" office:value="-966.68333333333226" table:formula="of:=[.M10]/[.B10]" table:style-name="Default_1">
            <text:p>-966,6833333</text:p>
          </table:table-cell>
          <table:table-cell office:value-type="float" office:value="-11600.199999999986" table:formula="of:=[.K10]*[.J10]" table:style-name="Default_1">
            <text:p>-11600,2</text:p>
          </table:table-cell>
          <table:table-cell office:value-type="float" office:value="-1160.0199999999986" table:formula="of:=([.F10]- ([.E10]*1.025 + [.F10]*[.D10]))" table:style-name="Default_1">
            <text:p>-1160,02</text:p>
          </table:table-cell>
          <table:table-cell office:value-type="float" office:value="-22.204166666666652" table:formula="of:=[.P10]/[.B10]" table:style-name="Default_1">
            <text:p>-22,20416667</text:p>
          </table:table-cell>
          <table:table-cell office:value-type="float" office:value="-266.44999999999982" table:formula="of:=[.P10]*[.C10]" table:style-name="Default_1">
            <text:p>-266,45</text:p>
          </table:table-cell>
          <table:table-cell office:value-type="float" office:value="-26.644999999999982" table:formula="of:=([.H10]- ([.G10]*1.025 + [.H10]*[.D10]))" table:style-name="Default_1">
            <text:p>-26,64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t4</text:p>
          </table:table-cell>
          <table:table-cell office:value-type="float" office:value="1.4" table:style-name="Default_1">
            <text:p>1,4</text:p>
          </table:table-cell>
          <table:table-cell office:value-type="float" office:value="100" table:style-name="Default_1">
            <text:p>1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09" table:style-name="Default_1">
            <text:p>7509</text:p>
          </table:table-cell>
          <table:table-cell office:value-type="float" office:value="7105" table:style-name="Default_1">
            <text:p>7105</text:p>
          </table:table-cell>
          <table:table-cell office:value-type="float" office:value="406" table:style-name="ce8">
            <text:p>406</text:p>
          </table:table-cell>
          <table:table-cell office:value-type="float" office:value="616" table:style-name="ce8">
            <text:p>616</text:p>
          </table:table-cell>
          <table:table-cell office:value-type="float" office:value="750900" table:formula="of:= [.E11]*[.C11]" table:style-name="Default_1">
            <text:p>750900</text:p>
          </table:table-cell>
          <table:table-cell office:value-type="float" office:value="140" table:formula="of:=[.C11]*[.B11]" table:style-name="ce9">
            <text:p>140</text:p>
          </table:table-cell>
          <table:table-cell office:value-type="float" office:value="-828.66071428571433" table:formula="of:=[.M11]/[.B11]" table:style-name="Default_1">
            <text:p>-828,6607143</text:p>
          </table:table-cell>
          <table:table-cell office:value-type="float" office:value="-116012.5" table:formula="of:=[.K11]*[.J11]" table:style-name="Default_1">
            <text:p>-116012,5</text:p>
          </table:table-cell>
          <table:table-cell office:value-type="float" office:value="-1160.125" table:formula="of:=([.F11]- ([.E11]*1.025 + [.F11]*[.D11]))" table:style-name="Default_1">
            <text:p>-1160,125</text:p>
          </table:table-cell>
          <table:table-cell office:value-type="float" office:value="107.55000000000004" table:formula="of:=[.P11]/[.B11]" table:style-name="Default_1">
            <text:p>107,55</text:p>
          </table:table-cell>
          <table:table-cell office:value-type="float" office:value="15057.000000000005" table:formula="of:=[.P11]*[.C11]" table:style-name="Default_1">
            <text:p>15057</text:p>
          </table:table-cell>
          <table:table-cell office:value-type="float" office:value="150.57000000000005" table:formula="of:=([.H11]- ([.G11]*1.025 + [.H11]*[.D11]))" table:style-name="Default_1">
            <text:p>150,57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t6</text:p>
          </table:table-cell>
          <table:table-cell office:value-type="float" office:value="3.4" table:style-name="Default_1">
            <text:p>3,4</text:p>
          </table:table-cell>
          <table:table-cell office:value-type="float" office:value="400" table:style-name="Default_1">
            <text:p>4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10" table:style-name="Default_1">
            <text:p>7510</text:p>
          </table:table-cell>
          <table:table-cell office:value-type="float" office:value="7106" table:style-name="Default_1">
            <text:p>7106</text:p>
          </table:table-cell>
          <table:table-cell office:value-type="float" office:value="1718" table:style-name="ce8">
            <text:p>1718</text:p>
          </table:table-cell>
          <table:table-cell office:value-type="float" office:value="1936" table:style-name="ce8">
            <text:p>1936</text:p>
          </table:table-cell>
          <table:table-cell office:value-type="float" office:value="3004000" table:formula="of:= [.E12]*[.C12]" table:style-name="Default_1">
            <text:p>3004000</text:p>
          </table:table-cell>
          <table:table-cell office:value-type="float" office:value="1360" table:formula="of:=[.C12]*[.B12]" table:style-name="ce9">
            <text:p>1360</text:p>
          </table:table-cell>
          <table:table-cell office:value-type="float" office:value="-341.24411764705872" table:formula="of:=[.M12]/[.B12]" table:style-name="Default_1">
            <text:p>-341,2441176</text:p>
          </table:table-cell>
          <table:table-cell office:value-type="float" office:value="-464091.99999999983" table:formula="of:=[.K12]*[.J12]" table:style-name="Default_1">
            <text:p>-464092</text:p>
          </table:table-cell>
          <table:table-cell office:value-type="float" office:value="-1160.2299999999996" table:formula="of:=([.F12]- ([.E12]*1.025 + [.F12]*[.D12]))" table:style-name="Default_1">
            <text:p>-1160,23</text:p>
          </table:table-cell>
          <table:table-cell office:value-type="float" office:value="5.9323529411764921" table:formula="of:=[.P12]/[.B12]" table:style-name="Default_1">
            <text:p>5,932352941</text:p>
          </table:table-cell>
          <table:table-cell office:value-type="float" office:value="8068.0000000000291" table:formula="of:=[.P12]*[.C12]" table:style-name="Default_1">
            <text:p>8068</text:p>
          </table:table-cell>
          <table:table-cell office:value-type="float" office:value="20.170000000000073" table:formula="of:=([.H12]- ([.G12]*1.025 + [.H12]*[.D12]))" table:style-name="Default_1">
            <text:p>20,17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t8</text:p>
          </table:table-cell>
          <table:table-cell office:value-type="float" office:value="8.1999999999999993" table:style-name="Default_1">
            <text:p>8,2</text:p>
          </table:table-cell>
          <table:table-cell office:value-type="float" office:value="200" table:style-name="Default_1">
            <text:p>2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11" table:style-name="Default_1">
            <text:p>7511</text:p>
          </table:table-cell>
          <table:table-cell office:value-type="float" office:value="7107" table:style-name="Default_1">
            <text:p>7107</text:p>
          </table:table-cell>
          <table:table-cell office:value-type="float" office:value="12119" table:style-name="ce8">
            <text:p>12119</text:p>
          </table:table-cell>
          <table:table-cell office:value-type="float" office:value="10915" table:style-name="ce8">
            <text:p>10915</text:p>
          </table:table-cell>
          <table:table-cell office:value-type="float" office:value="1502200" table:formula="of:= [.E13]*[.C13]" table:style-name="Default_1">
            <text:p>1502200</text:p>
          </table:table-cell>
          <table:table-cell office:value-type="float" office:value="1639.9999999999998" table:formula="of:=[.C13]*[.B13]" table:style-name="ce9">
            <text:p>1640</text:p>
          </table:table-cell>
          <table:table-cell office:value-type="float" office:value="-141.50426829268284" table:formula="of:=[.M13]/[.B13]" table:style-name="Default_1">
            <text:p>-141,5042683</text:p>
          </table:table-cell>
          <table:table-cell office:value-type="float" office:value="-232066.99999999983" table:formula="of:=[.K13]*[.J13]" table:style-name="Default_1">
            <text:p>-232067</text:p>
          </table:table-cell>
          <table:table-cell office:value-type="float" office:value="-1160.3349999999991" table:formula="of:=([.F13]- ([.E13]*1.025 + [.F13]*[.D13]))" table:style-name="Default_1">
            <text:p>-1160,335</text:p>
          </table:table-cell>
          <table:table-cell office:value-type="float" office:value="-290.26524390243895" table:formula="of:=[.P13]/[.B13]" table:style-name="Default_1">
            <text:p>-290,2652439</text:p>
          </table:table-cell>
          <table:table-cell office:value-type="float" office:value="-476034.99999999988" table:formula="of:=[.P13]*[.C13]" table:style-name="Default_1">
            <text:p>-476035</text:p>
          </table:table-cell>
          <table:table-cell office:value-type="float" office:value="-2380.1749999999993" table:formula="of:=([.H13]- ([.G13]*1.025 + [.H13]*[.D13]))" table:style-name="Default_1">
            <text:p>-2380,17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t8,1</text:p>
          </table:table-cell>
          <table:table-cell office:value-type="float" office:value="8.1999999999999993" table:style-name="Default_1">
            <text:p>8,2</text:p>
          </table:table-cell>
          <table:table-cell office:value-type="float" office:value="20" table:style-name="Default_1">
            <text:p>20</text:p>
          </table:table-cell>
          <table:table-cell office:value-type="float" office:value="0.08" table:style-name="Default_1">
            <text:p>0,08</text:p>
          </table:table-cell>
          <table:table-cell office:value-type="float" office:value="7512" table:style-name="Default_1">
            <text:p>7512</text:p>
          </table:table-cell>
          <table:table-cell office:value-type="float" office:value="7108" table:style-name="Default_1">
            <text:p>7108</text:p>
          </table:table-cell>
          <table:table-cell office:value-type="float" office:value="57581" table:style-name="ce8">
            <text:p>57581</text:p>
          </table:table-cell>
          <table:table-cell office:value-type="float" office:value="52371" table:style-name="ce8">
            <text:p>52371</text:p>
          </table:table-cell>
          <table:table-cell office:value-type="float" office:value="150240" table:formula="of:= [.E14]*[.C14]" table:style-name="Default_1">
            <text:p>150240</text:p>
          </table:table-cell>
          <table:table-cell office:value-type="float" office:value="164" table:formula="of:=[.C14]*[.B14]" table:style-name="ce9">
            <text:p>164</text:p>
          </table:table-cell>
          <table:table-cell office:value-type="float" office:value="-141.51707317073155" table:formula="of:=[.M14]/[.B14]" table:style-name="Default_1">
            <text:p>-141,5170732</text:p>
          </table:table-cell>
          <table:table-cell office:value-type="float" office:value="-23208.799999999974" table:formula="of:=[.K14]*[.J14]" table:style-name="Default_1">
            <text:p>-23208,8</text:p>
          </table:table-cell>
          <table:table-cell office:value-type="float" office:value="-1160.4399999999987" table:formula="of:=([.F14]- ([.E14]*1.025 + [.F14]*[.D14]))" table:style-name="Default_1">
            <text:p>-1160,44</text:p>
          </table:table-cell>
          <table:table-cell office:value-type="float" office:value="-1321.8542682926823" table:formula="of:=[.P14]/[.B14]" table:style-name="Default_1">
            <text:p>-1321,854268</text:p>
          </table:table-cell>
          <table:table-cell office:value-type="float" office:value="-216784.09999999989" table:formula="of:=[.P14]*[.C14]" table:style-name="Default_1">
            <text:p>-216784,1</text:p>
          </table:table-cell>
          <table:table-cell office:value-type="float" office:value="-10839.204999999994" table:formula="of:=([.H14]- ([.G14]*1.025 + [.H14]*[.D14]))" table:style-name="Default_1">
            <text:p>-10839,20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t8,2</text:p>
          </table:table-cell>
          <table:table-cell office:value-type="float" office:value="8.1999999999999993" table:style-name="Default_1">
            <text:p>8,2</text:p>
          </table:table-cell>
          <table:table-cell office:value-type="float" office:value="6" table:style-name="Default_1">
            <text:p>6</text:p>
          </table:table-cell>
          <table:table-cell office:value-type="float" office:value="0.08" table:style-name="Default_1">
            <text:p>0,08</text:p>
          </table:table-cell>
          <table:table-cell office:value-type="float" office:value="7513" table:style-name="Default_1">
            <text:p>7513</text:p>
          </table:table-cell>
          <table:table-cell office:value-type="float" office:value="7109" table:style-name="Default_1">
            <text:p>7109</text:p>
          </table:table-cell>
          <table:table-cell office:value-type="float" office:value="123000" table:style-name="ce8">
            <text:p>123000</text:p>
          </table:table-cell>
          <table:table-cell office:value-type="float" office:value="111000" table:style-name="ce8">
            <text:p>111000</text:p>
          </table:table-cell>
          <table:table-cell office:value-type="float" office:value="45078" table:formula="of:= [.E15]*[.C15]" table:style-name="Default_1">
            <text:p>45078</text:p>
          </table:table-cell>
          <table:table-cell office:value-type="float" office:value="49.199999999999996" table:formula="of:=[.C15]*[.B15]" table:style-name="ce9">
            <text:p>49,2</text:p>
          </table:table-cell>
          <table:table-cell office:value-type="float" office:value="-141.52987804878029" table:formula="of:=[.M15]/[.B15]" table:style-name="Default_1">
            <text:p>-141,529878</text:p>
          </table:table-cell>
          <table:table-cell office:value-type="float" office:value="-6963.2699999999895" table:formula="of:=[.K15]*[.J15]" table:style-name="Default_1">
            <text:p>-6963,27</text:p>
          </table:table-cell>
          <table:table-cell office:value-type="float" office:value="-1160.5449999999983" table:formula="of:=([.F15]- ([.E15]*1.025 + [.F15]*[.D15]))" table:style-name="Default_1">
            <text:p>-1160,545</text:p>
          </table:table-cell>
          <table:table-cell office:value-type="float" office:value="-2921.3414634146343" table:formula="of:=[.P15]/[.B15]" table:style-name="Default_1">
            <text:p>-2921,341463</text:p>
          </table:table-cell>
          <table:table-cell office:value-type="float" office:value="-143730" table:formula="of:=[.P15]*[.C15]" table:style-name="Default_1">
            <text:p>-143730</text:p>
          </table:table-cell>
          <table:table-cell office:value-type="float" office:value="-23955" table:formula="of:=([.H15]- ([.G15]*1.025 + [.H15]*[.D15]))" table:style-name="Default_1">
            <text:p>-2395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t8,3</text:p>
          </table:table-cell>
          <table:table-cell office:value-type="float" office:value="8.1999999999999993" table:style-name="Default_1">
            <text:p>8,2</text:p>
          </table:table-cell>
          <table:table-cell office:value-type="float" office:value="1" table:style-name="Default_1">
            <text:p>1</text:p>
          </table:table-cell>
          <table:table-cell office:value-type="float" office:value="0.08" table:style-name="Default_1">
            <text:p>0,08</text:p>
          </table:table-cell>
          <table:table-cell office:value-type="float" office:value="7514" table:style-name="Default_1">
            <text:p>7514</text:p>
          </table:table-cell>
          <table:table-cell office:value-type="float" office:value="7110" table:style-name="Default_1">
            <text:p>7110</text:p>
          </table:table-cell>
          <table:table-cell office:value-type="float" office:value="367000" table:style-name="ce8">
            <text:p>367000</text:p>
          </table:table-cell>
          <table:table-cell office:value-type="float" office:value="258000" table:style-name="ce8">
            <text:p>258000</text:p>
          </table:table-cell>
          <table:table-cell office:value-type="float" office:value="7514" table:formula="of:= [.E16]*[.C16]" table:style-name="Default_1">
            <text:p>7514</text:p>
          </table:table-cell>
          <table:table-cell office:value-type="float" office:value="8.1999999999999993" table:formula="of:=[.C16]*[.B16]" table:style-name="ce9">
            <text:p>8,2</text:p>
          </table:table-cell>
          <table:table-cell office:value-type="float" office:value="-141.54268292682923" table:formula="of:=[.M16]/[.B16]" table:style-name="Default_1">
            <text:p>-141,5426829</text:p>
          </table:table-cell>
          <table:table-cell office:value-type="float" office:value="-1160.6499999999996" table:formula="of:=[.K16]*[.J16]" table:style-name="Default_1">
            <text:p>-1160,65</text:p>
          </table:table-cell>
          <table:table-cell office:value-type="float" office:value="-1160.6499999999996" table:formula="of:=([.F16]- ([.E16]*1.025 + [.F16]*[.D16]))" table:style-name="Default_1">
            <text:p>-1160,65</text:p>
          </table:table-cell>
          <table:table-cell office:value-type="float" office:value="-16928.658536585361" table:formula="of:=[.P16]/[.B16]" table:style-name="Default_1">
            <text:p>-16928,65854</text:p>
          </table:table-cell>
          <table:table-cell office:value-type="float" office:value="-138814.99999999994" table:formula="of:=[.P16]*[.C16]" table:style-name="Default_1">
            <text:p>-138815</text:p>
          </table:table-cell>
          <table:table-cell office:value-type="float" office:value="-138814.99999999994" table:formula="of:=([.H16]- ([.G16]*1.025 + [.H16]*[.D16]))" table:style-name="Default_1">
            <text:p>-13881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lade t4</text:p>
          </table:table-cell>
          <table:table-cell office:value-type="float" office:value="3.2" table:style-name="Default_1">
            <text:p>3,2</text:p>
          </table:table-cell>
          <table:table-cell office:value-type="float" office:value="1" table:style-name="Default_1">
            <text:p>1</text:p>
          </table:table-cell>
          <table:table-cell office:value-type="float" office:value="0.08" table:style-name="Default_1">
            <text:p>0,08</text:p>
          </table:table-cell>
          <table:table-cell office:value-type="float" office:value="7515" table:style-name="Default_1">
            <text:p>7515</text:p>
          </table:table-cell>
          <table:table-cell office:value-type="float" office:value="7111" table:style-name="Default_1">
            <text:p>7111</text:p>
          </table:table-cell>
          <table:table-cell office:value-type="float" office:value="2112" table:style-name="ce8">
            <text:p>2112</text:p>
          </table:table-cell>
          <table:table-cell office:value-type="float" office:value="258000" table:style-name="ce9">
            <text:p>258000</text:p>
          </table:table-cell>
          <table:table-cell office:value-type="float" office:value="7515" table:formula="of:= [.E17]*[.C17]" table:style-name="Default_1">
            <text:p>7515</text:p>
          </table:table-cell>
          <table:table-cell office:value-type="float" office:value="3.2" table:formula="of:=[.C17]*[.B17]" table:style-name="ce9">
            <text:p>3,2</text:p>
          </table:table-cell>
          <table:table-cell office:value-type="float" office:value="-362.73593749999975" table:formula="of:=[.M17]/[.B17]" table:style-name="Default_1">
            <text:p>-362,7359375</text:p>
          </table:table-cell>
          <table:table-cell office:value-type="float" office:value="-1160.7549999999992" table:formula="of:=[.K17]*[.J17]" table:style-name="Default_1">
            <text:p>-1160,755</text:p>
          </table:table-cell>
          <table:table-cell office:value-type="float" office:value="-1160.7549999999992" table:formula="of:=([.F17]- ([.E17]*1.025 + [.F17]*[.D17]))" table:style-name="Default_1">
            <text:p>-1160,755</text:p>
          </table:table-cell>
          <table:table-cell office:value-type="float" office:value="73498.5" table:formula="of:=[.P17]/[.B17]" table:style-name="Default_1">
            <text:p>73498,5</text:p>
          </table:table-cell>
          <table:table-cell office:value-type="float" office:value="235195.2" table:formula="of:=[.P17]*[.C17]" table:style-name="Default_1">
            <text:p>235195,2</text:p>
          </table:table-cell>
          <table:table-cell office:value-type="float" office:value="235195.2" table:formula="of:=([.H17]- ([.G17]*1.025 + [.H17]*[.D17]))" table:style-name="Default_1">
            <text:p>235195,2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lade t6</text:p>
          </table:table-cell>
          <table:table-cell office:value-type="float" office:value="7.6" table:style-name="Default_1">
            <text:p>7,6</text:p>
          </table:table-cell>
          <table:table-cell office:value-type="float" office:value="100" table:style-name="Default_1">
            <text:p>1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16" table:style-name="Default_1">
            <text:p>7516</text:p>
          </table:table-cell>
          <table:table-cell office:value-type="float" office:value="7112" table:style-name="Default_1">
            <text:p>7112</text:p>
          </table:table-cell>
          <table:table-cell office:value-type="float" office:value="5335" table:style-name="ce8">
            <text:p>5335</text:p>
          </table:table-cell>
          <table:table-cell office:value-type="float" office:value="1018" table:style-name="Default_1">
            <text:p>1018</text:p>
          </table:table-cell>
          <table:table-cell office:value-type="float" office:value="751600" table:formula="of:= [.E18]*[.C18]" table:style-name="Default_1">
            <text:p>751600</text:p>
          </table:table-cell>
          <table:table-cell office:value-type="float" office:value="760" table:formula="of:=[.C18]*[.B18]" table:style-name="ce9">
            <text:p>760</text:p>
          </table:table-cell>
          <table:table-cell office:value-type="float" office:value="-152.74473684210534" table:formula="of:=[.M18]/[.B18]" table:style-name="Default_1">
            <text:p>-152,7447368</text:p>
          </table:table-cell>
          <table:table-cell office:value-type="float" office:value="-116086.00000000006" table:formula="of:=[.K18]*[.J18]" table:style-name="Default_1">
            <text:p>-116086</text:p>
          </table:table-cell>
          <table:table-cell office:value-type="float" office:value="-1160.8600000000006" table:formula="of:=([.F18]- ([.E18]*1.025 + [.F18]*[.D18]))" table:style-name="Default_1">
            <text:p>-1160,86</text:p>
          </table:table-cell>
          <table:table-cell office:value-type="float" office:value="-596.2914473684209" table:formula="of:=[.P18]/[.B18]" table:style-name="Default_1">
            <text:p>-596,2914474</text:p>
          </table:table-cell>
          <table:table-cell office:value-type="float" office:value="-453181.49999999988" table:formula="of:=[.P18]*[.C18]" table:style-name="Default_1">
            <text:p>-453181,5</text:p>
          </table:table-cell>
          <table:table-cell office:value-type="float" office:value="-4531.8149999999987" table:formula="of:=([.H18]- ([.G18]*1.025 + [.H18]*[.D18]))" table:style-name="Default_1">
            <text:p>-4531,81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wich t4</text:p>
          </table:table-cell>
          <table:table-cell office:value-type="float" office:value="1.2" table:style-name="Default_1">
            <text:p>1,2</text:p>
          </table:table-cell>
          <table:table-cell office:value-type="float" office:value="3" table:style-name="Default_1">
            <text:p>3</text:p>
          </table:table-cell>
          <table:table-cell office:value-type="float" office:value="0.08" table:style-name="Default_1">
            <text:p>0,08</text:p>
          </table:table-cell>
          <table:table-cell office:value-type="float" office:value="7517" table:style-name="Default_1">
            <text:p>7517</text:p>
          </table:table-cell>
          <table:table-cell office:value-type="float" office:value="7113" table:style-name="Default_1">
            <text:p>7113</text:p>
          </table:table-cell>
          <table:table-cell office:value-type="float" office:value="476" table:style-name="ce8">
            <text:p>476</text:p>
          </table:table-cell>
          <table:table-cell office:value-type="float" office:value="1019" table:style-name="Default_1">
            <text:p>1019</text:p>
          </table:table-cell>
          <table:table-cell office:value-type="float" office:value="22551" table:formula="of:= [.E19]*[.C19]" table:style-name="Default_1">
            <text:p>22551</text:p>
          </table:table-cell>
          <table:table-cell office:value-type="float" office:value="3.5999999999999996" table:formula="of:=[.C19]*[.B19]" table:style-name="ce9">
            <text:p>3,6</text:p>
          </table:table-cell>
          <table:table-cell office:value-type="float" office:value="-967.47083333333353" table:formula="of:=[.M19]/[.B19]" table:style-name="Default_1">
            <text:p>-967,4708333</text:p>
          </table:table-cell>
          <table:table-cell office:value-type="float" office:value="-3482.8950000000004" table:formula="of:=[.K19]*[.J19]" table:style-name="Default_1">
            <text:p>-3482,895</text:p>
          </table:table-cell>
          <table:table-cell office:value-type="float" office:value="-1160.9650000000001" table:formula="of:=([.F19]- ([.E19]*1.025 + [.F19]*[.D19]))" table:style-name="Default_1">
            <text:p>-1160,965</text:p>
          </table:table-cell>
          <table:table-cell office:value-type="float" office:value="374.65000000000003" table:formula="of:=[.P19]/[.B19]" table:style-name="Default_1">
            <text:p>374,65</text:p>
          </table:table-cell>
          <table:table-cell office:value-type="float" office:value="1348.7400000000002" table:formula="of:=[.P19]*[.C19]" table:style-name="Default_1">
            <text:p>1348,74</text:p>
          </table:table-cell>
          <table:table-cell office:value-type="float" office:value="449.58000000000004" table:formula="of:=([.H19]- ([.G19]*1.025 + [.H19]*[.D19]))" table:style-name="Default_1">
            <text:p>449,58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wich t6</text:p>
          </table:table-cell>
          <table:table-cell office:value-type="float" office:value="3" table:style-name="Default_1">
            <text:p>3</text:p>
          </table:table-cell>
          <table:table-cell office:value-type="float" office:value="15" table:style-name="Default_1">
            <text:p>15</text:p>
          </table:table-cell>
          <table:table-cell office:value-type="float" office:value="0.08" table:style-name="Default_1">
            <text:p>0,08</text:p>
          </table:table-cell>
          <table:table-cell office:value-type="float" office:value="7518" table:style-name="Default_1">
            <text:p>7518</text:p>
          </table:table-cell>
          <table:table-cell office:value-type="float" office:value="7114" table:style-name="Default_1">
            <text:p>7114</text:p>
          </table:table-cell>
          <table:table-cell office:value-type="float" office:value="1994" table:style-name="ce8">
            <text:p>1994</text:p>
          </table:table-cell>
          <table:table-cell office:value-type="float" office:value="1020" table:style-name="Default_1">
            <text:p>1020</text:p>
          </table:table-cell>
          <table:table-cell office:value-type="float" office:value="112770" table:formula="of:= [.E20]*[.C20]" table:style-name="Default_1">
            <text:p>112770</text:p>
          </table:table-cell>
          <table:table-cell office:value-type="float" office:value="45" table:formula="of:=[.C20]*[.B20]" table:style-name="ce9">
            <text:p>45</text:p>
          </table:table-cell>
          <table:table-cell office:value-type="float" office:value="-387.02333333333326" table:formula="of:=[.M20]/[.B20]" table:style-name="Default_1">
            <text:p>-387,0233333</text:p>
          </table:table-cell>
          <table:table-cell office:value-type="float" office:value="-17416.049999999996" table:formula="of:=[.K20]*[.J20]" table:style-name="Default_1">
            <text:p>-17416,05</text:p>
          </table:table-cell>
          <table:table-cell office:value-type="float" office:value="-1161.0699999999997" table:formula="of:=([.F20]- ([.E20]*1.025 + [.F20]*[.D20]))" table:style-name="Default_1">
            <text:p>-1161,07</text:p>
          </table:table-cell>
          <table:table-cell office:value-type="float" office:value="-368.48333333333329" table:formula="of:=[.P20]/[.B20]" table:style-name="Default_1">
            <text:p>-368,4833333</text:p>
          </table:table-cell>
          <table:table-cell office:value-type="float" office:value="-16581.749999999996" table:formula="of:=[.P20]*[.C20]" table:style-name="Default_1">
            <text:p>-16581,75</text:p>
          </table:table-cell>
          <table:table-cell office:value-type="float" office:value="-1105.4499999999998" table:formula="of:=([.H20]- ([.G20]*1.025 + [.H20]*[.D20]))" table:style-name="Default_1">
            <text:p>-1105,4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wich t8</text:p>
          </table:table-cell>
          <table:table-cell office:value-type="float" office:value="7.3" table:style-name="Default_1">
            <text:p>7,3</text:p>
          </table:table-cell>
          <table:table-cell office:value-type="float" office:value="7" table:style-name="Default_1">
            <text:p>7</text:p>
          </table:table-cell>
          <table:table-cell office:value-type="float" office:value="0.08" table:style-name="Default_1">
            <text:p>0,08</text:p>
          </table:table-cell>
          <table:table-cell office:value-type="float" office:value="7519" table:style-name="Default_1">
            <text:p>7519</text:p>
          </table:table-cell>
          <table:table-cell office:value-type="float" office:value="7115" table:style-name="Default_1">
            <text:p>7115</text:p>
          </table:table-cell>
          <table:table-cell office:value-type="float" office:value="16542" table:style-name="ce8">
            <text:p>16542</text:p>
          </table:table-cell>
          <table:table-cell office:value-type="float" office:value="1021" table:style-name="Default_1">
            <text:p>1021</text:p>
          </table:table-cell>
          <table:table-cell office:value-type="float" office:value="52633" table:formula="of:= [.E21]*[.C21]" table:style-name="Default_1">
            <text:p>52633</text:p>
          </table:table-cell>
          <table:table-cell office:value-type="float" office:value="51.1" table:formula="of:=[.C21]*[.B21]" table:style-name="ce9">
            <text:p>51,1</text:p>
          </table:table-cell>
          <table:table-cell office:value-type="float" office:value="-159.06506849315059" table:formula="of:=[.M21]/[.B21]" table:style-name="Default_1">
            <text:p>-159,0650685</text:p>
          </table:table-cell>
          <table:table-cell office:value-type="float" office:value="-8128.2249999999958" table:formula="of:=[.K21]*[.J21]" table:style-name="Default_1">
            <text:p>-8128,225</text:p>
          </table:table-cell>
          <table:table-cell office:value-type="float" office:value="-1161.1749999999993" table:formula="of:=([.F21]- ([.E21]*1.025 + [.F21]*[.D21]))" table:style-name="Default_1">
            <text:p>-1161,175</text:p>
          </table:table-cell>
          <table:table-cell office:value-type="float" office:value="-2194.004109589041" table:formula="of:=[.P21]/[.B21]" table:style-name="Default_1">
            <text:p>-2194,00411</text:p>
          </table:table-cell>
          <table:table-cell office:value-type="float" office:value="-112113.61" table:formula="of:=[.P21]*[.C21]" table:style-name="Default_1">
            <text:p>-112113,61</text:p>
          </table:table-cell>
          <table:table-cell office:value-type="float" office:value="-16016.23" table:formula="of:=([.H21]- ([.G21]*1.025 + [.H21]*[.D21]))" table:style-name="Default_1">
            <text:p>-16016,23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wich t8,1</text:p>
          </table:table-cell>
          <table:table-cell office:value-type="float" office:value="7.3" table:style-name="Default_1">
            <text:p>7,3</text:p>
          </table:table-cell>
          <table:table-cell office:value-type="float" office:value="1" table:style-name="Default_1">
            <text:p>1</text:p>
          </table:table-cell>
          <table:table-cell office:value-type="float" office:value="0.08" table:style-name="Default_1">
            <text:p>0,08</text:p>
          </table:table-cell>
          <table:table-cell office:value-type="float" office:value="7520" table:style-name="Default_1">
            <text:p>7520</text:p>
          </table:table-cell>
          <table:table-cell office:value-type="float" office:value="7116" table:style-name="Default_1">
            <text:p>7116</text:p>
          </table:table-cell>
          <table:table-cell office:value-type="float" office:value="85000" table:style-name="ce8">
            <text:p>85000</text:p>
          </table:table-cell>
          <table:table-cell office:value-type="float" office:value="1022" table:style-name="Default_1">
            <text:p>1022</text:p>
          </table:table-cell>
          <table:table-cell office:value-type="float" office:value="7520" table:formula="of:= [.E22]*[.C22]" table:style-name="Default_1">
            <text:p>7520</text:p>
          </table:table-cell>
          <table:table-cell office:value-type="float" office:value="7.3" table:formula="of:=[.C22]*[.B22]" table:style-name="ce9">
            <text:p>7,3</text:p>
          </table:table-cell>
          <table:table-cell office:value-type="float" office:value="-159.07945205479436" table:formula="of:=[.M22]/[.B22]" table:style-name="Default_1">
            <text:p>-159,0794521</text:p>
          </table:table-cell>
          <table:table-cell office:value-type="float" office:value="-1161.2799999999988" table:formula="of:=[.K22]*[.J22]" table:style-name="Default_1">
            <text:p>-1161,28</text:p>
          </table:table-cell>
          <table:table-cell office:value-type="float" office:value="-1161.2799999999988" table:formula="of:=([.F22]- ([.E22]*1.025 + [.F22]*[.D22]))" table:style-name="Default_1">
            <text:p>-1161,28</text:p>
          </table:table-cell>
          <table:table-cell office:value-type="float" office:value="-11806.131506849313" table:formula="of:=[.P22]/[.B22]" table:style-name="Default_1">
            <text:p>-11806,13151</text:p>
          </table:table-cell>
          <table:table-cell office:value-type="float" office:value="-86184.75999999998" table:formula="of:=[.P22]*[.C22]" table:style-name="Default_1">
            <text:p>-86184,76</text:p>
          </table:table-cell>
          <table:table-cell office:value-type="float" office:value="-86184.75999999998" table:formula="of:=([.H22]- ([.G22]*1.025 + [.H22]*[.D22]))" table:style-name="Default_1">
            <text:p>-86184,76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wich t8,2</text:p>
          </table:table-cell>
          <table:table-cell office:value-type="float" office:value="7.3" table:style-name="Default_1">
            <text:p>7,3</text:p>
          </table:table-cell>
          <table:table-cell office:value-type="float" office:value="1" table:style-name="Default_1">
            <text:p>1</text:p>
          </table:table-cell>
          <table:table-cell office:value-type="float" office:value="0.08" table:style-name="Default_1">
            <text:p>0,08</text:p>
          </table:table-cell>
          <table:table-cell office:value-type="float" office:value="7521" table:style-name="Default_1">
            <text:p>7521</text:p>
          </table:table-cell>
          <table:table-cell office:value-type="float" office:value="7117" table:style-name="Default_1">
            <text:p>7117</text:p>
          </table:table-cell>
          <table:table-cell office:value-type="float" office:value="220000" table:style-name="ce8">
            <text:p>220000</text:p>
          </table:table-cell>
          <table:table-cell office:value-type="float" office:value="1023" table:style-name="Default_1">
            <text:p>1023</text:p>
          </table:table-cell>
          <table:table-cell office:value-type="float" office:value="7521" table:formula="of:= [.E23]*[.C23]" table:style-name="Default_1">
            <text:p>7521</text:p>
          </table:table-cell>
          <table:table-cell office:value-type="float" office:value="7.3" table:formula="of:=[.C23]*[.B23]" table:style-name="ce9">
            <text:p>7,3</text:p>
          </table:table-cell>
          <table:table-cell office:value-type="float" office:value="-159.09383561643838" table:formula="of:=[.M23]/[.B23]" table:style-name="Default_1">
            <text:p>-159,0938356</text:p>
          </table:table-cell>
          <table:table-cell office:value-type="float" office:value="-1161.3850000000002" table:formula="of:=[.K23]*[.J23]" table:style-name="Default_1">
            <text:p>-1161,385</text:p>
          </table:table-cell>
          <table:table-cell office:value-type="float" office:value="-1161.3850000000002" table:formula="of:=([.F23]- ([.E23]*1.025 + [.F23]*[.D23]))" table:style-name="Default_1">
            <text:p>-1161,385</text:p>
          </table:table-cell>
          <table:table-cell office:value-type="float" office:value="-30761.484931506846" table:formula="of:=[.P23]/[.B23]" table:style-name="Default_1">
            <text:p>-30761,48493</text:p>
          </table:table-cell>
          <table:table-cell office:value-type="float" office:value="-224558.83999999997" table:formula="of:=[.P23]*[.C23]" table:style-name="Default_1">
            <text:p>-224558,84</text:p>
          </table:table-cell>
          <table:table-cell office:value-type="float" office:value="-224558.83999999997" table:formula="of:=([.H23]- ([.G23]*1.025 + [.H23]*[.D23]))" table:style-name="Default_1">
            <text:p>-224558,84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wich t8,3</text:p>
          </table:table-cell>
          <table:table-cell office:value-type="float" office:value="7.3" table:style-name="Default_1">
            <text:p>7,3</text:p>
          </table:table-cell>
          <table:table-cell office:value-type="float" office:value="100" table:style-name="Default_1">
            <text:p>1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22" table:style-name="Default_1">
            <text:p>7522</text:p>
          </table:table-cell>
          <table:table-cell office:value-type="float" office:value="7118" table:style-name="Default_1">
            <text:p>7118</text:p>
          </table:table-cell>
          <table:table-cell office:value-type="float" office:value="622" table:style-name="Default_1">
            <text:p>622</text:p>
          </table:table-cell>
          <table:table-cell office:value-type="float" office:value="1024" table:style-name="Default_1">
            <text:p>1024</text:p>
          </table:table-cell>
          <table:table-cell office:value-type="float" office:value="752200" table:formula="of:= [.E24]*[.C24]" table:style-name="Default_1">
            <text:p>752200</text:p>
          </table:table-cell>
          <table:table-cell office:value-type="float" office:value="730" table:formula="of:=[.C24]*[.B24]" table:style-name="ce9">
            <text:p>730</text:p>
          </table:table-cell>
          <table:table-cell office:value-type="float" office:value="-159.10821917808215" table:formula="of:=[.M24]/[.B24]" table:style-name="Default_1">
            <text:p>-159,1082192</text:p>
          </table:table-cell>
          <table:table-cell office:value-type="float" office:value="-116148.99999999997" table:formula="of:=[.K24]*[.J24]" table:style-name="Default_1">
            <text:p>-116149</text:p>
          </table:table-cell>
          <table:table-cell office:value-type="float" office:value="-1161.4899999999998" table:formula="of:=([.F24]- ([.E24]*1.025 + [.F24]*[.D24]))" table:style-name="Default_1">
            <text:p>-1161,49</text:p>
          </table:table-cell>
          <table:table-cell office:value-type="float" office:value="41.716438356164396" table:formula="of:=[.P24]/[.B24]" table:style-name="Default_1">
            <text:p>41,71643836</text:p>
          </table:table-cell>
          <table:table-cell office:value-type="float" office:value="30453.000000000007" table:formula="of:=[.P24]*[.C24]" table:style-name="Default_1">
            <text:p>30453</text:p>
          </table:table-cell>
          <table:table-cell office:value-type="float" office:value="304.53000000000009" table:formula="of:=([.H24]- ([.G24]*1.025 + [.H24]*[.D24]))" table:style-name="Default_1">
            <text:p>304,53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Porc roti t7</text:p>
          </table:table-cell>
          <table:table-cell office:value-type="float" office:value="7.9" table:style-name="Default_1">
            <text:p>7,9</text:p>
          </table:table-cell>
          <table:table-cell office:value-type="float" office:value="20" table:style-name="Default_1">
            <text:p>20</text:p>
          </table:table-cell>
          <table:table-cell office:value-type="float" office:value="0.08" table:style-name="Default_1">
            <text:p>0,08</text:p>
          </table:table-cell>
          <table:table-cell office:value-type="float" office:value="7523" table:style-name="Default_1">
            <text:p>7523</text:p>
          </table:table-cell>
          <table:table-cell office:value-type="float" office:value="7119" table:style-name="Default_1">
            <text:p>7119</text:p>
          </table:table-cell>
          <table:table-cell office:value-type="float" office:value="9837" table:style-name="ce8">
            <text:p>9837</text:p>
          </table:table-cell>
          <table:table-cell office:value-type="float" office:value="1025" table:style-name="Default_1">
            <text:p>1025</text:p>
          </table:table-cell>
          <table:table-cell office:value-type="float" office:value="150460" table:formula="of:= [.E25]*[.C25]" table:style-name="Default_1">
            <text:p>150460</text:p>
          </table:table-cell>
          <table:table-cell office:value-type="float" office:value="158" table:formula="of:=[.C25]*[.B25]" table:style-name="ce9">
            <text:p>158</text:p>
          </table:table-cell>
          <table:table-cell office:value-type="float" office:value="-147.03734177215182" table:formula="of:=[.M25]/[.B25]" table:style-name="Default_1">
            <text:p>-147,0373418</text:p>
          </table:table-cell>
          <table:table-cell office:value-type="float" office:value="-23231.899999999987" table:formula="of:=[.K25]*[.J25]" table:style-name="Default_1">
            <text:p>-23231,9</text:p>
          </table:table-cell>
          <table:table-cell office:value-type="float" office:value="-1161.5949999999993" table:formula="of:=([.F25]- ([.E25]*1.025 + [.F25]*[.D25]))" table:style-name="Default_1">
            <text:p>-1161,595</text:p>
          </table:table-cell>
          <table:table-cell office:value-type="float" office:value="-1156.9525316455695" table:formula="of:=[.P25]/[.B25]" table:style-name="Default_1">
            <text:p>-1156,952532</text:p>
          </table:table-cell>
          <table:table-cell office:value-type="float" office:value="-182798.5" table:formula="of:=[.P25]*[.C25]" table:style-name="Default_1">
            <text:p>-182798,5</text:p>
          </table:table-cell>
          <table:table-cell office:value-type="float" office:value="-9139.9249999999993" table:formula="of:=([.H25]- ([.G25]*1.025 + [.H25]*[.D25]))" table:style-name="Default_1">
            <text:p>-9139,92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ie roti t5</text:p>
          </table:table-cell>
          <table:table-cell office:value-type="float" office:value="3.3" table:style-name="Default_1">
            <text:p>3,3</text:p>
          </table:table-cell>
          <table:table-cell office:value-type="float" office:value="30" table:style-name="Default_1">
            <text:p>30</text:p>
          </table:table-cell>
          <table:table-cell office:value-type="float" office:value="0.08" table:style-name="Default_1">
            <text:p>0,08</text:p>
          </table:table-cell>
          <table:table-cell office:value-type="float" office:value="7524" table:style-name="Default_1">
            <text:p>7524</text:p>
          </table:table-cell>
          <table:table-cell office:value-type="float" office:value="7120" table:style-name="Default_1">
            <text:p>7120</text:p>
          </table:table-cell>
          <table:table-cell office:value-type="float" office:value="2438" table:style-name="ce8">
            <text:p>2438</text:p>
          </table:table-cell>
          <table:table-cell office:value-type="float" office:value="1026" table:style-name="Default_1">
            <text:p>1026</text:p>
          </table:table-cell>
          <table:table-cell office:value-type="float" office:value="225720" table:formula="of:= [.E26]*[.C26]" table:style-name="Default_1">
            <text:p>225720</text:p>
          </table:table-cell>
          <table:table-cell office:value-type="float" office:value="99" table:formula="of:=[.C26]*[.B26]" table:style-name="ce9">
            <text:p>99</text:p>
          </table:table-cell>
          <table:table-cell office:value-type="float" office:value="-352.03030303030272" table:formula="of:=[.M26]/[.B26]" table:style-name="Default_1">
            <text:p>-352,030303</text:p>
          </table:table-cell>
          <table:table-cell office:value-type="float" office:value="-34850.999999999971" table:formula="of:=[.K26]*[.J26]" table:style-name="Default_1">
            <text:p>-34851</text:p>
          </table:table-cell>
          <table:table-cell office:value-type="float" office:value="-1161.6999999999989" table:formula="of:=([.F26]- ([.E26]*1.025 + [.F26]*[.D26]))" table:style-name="Default_1">
            <text:p>-1161,7</text:p>
          </table:table-cell>
          <table:table-cell office:value-type="float" office:value="-471.22121212121209" table:formula="of:=[.P26]/[.B26]" table:style-name="Default_1">
            <text:p>-471,2212121</text:p>
          </table:table-cell>
          <table:table-cell office:value-type="float" office:value="-46650.899999999994" table:formula="of:=[.P26]*[.C26]" table:style-name="Default_1">
            <text:p>-46650,9</text:p>
          </table:table-cell>
          <table:table-cell office:value-type="float" office:value="-1555.0299999999997" table:formula="of:=([.H26]- ([.G26]*1.025 + [.H26]*[.D26]))" table:style-name="Default_1">
            <text:p>-1555,03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nguille t4</text:p>
          </table:table-cell>
          <table:table-cell office:value-type="float" office:value="1.7" table:style-name="Default_1">
            <text:p>1,7</text:p>
          </table:table-cell>
          <table:table-cell office:value-type="float" office:value="20" table:style-name="Default_1">
            <text:p>20</text:p>
          </table:table-cell>
          <table:table-cell office:value-type="float" office:value="0.08" table:style-name="Default_1">
            <text:p>0,08</text:p>
          </table:table-cell>
          <table:table-cell office:value-type="float" office:value="7525" table:style-name="Default_1">
            <text:p>7525</text:p>
          </table:table-cell>
          <table:table-cell office:value-type="float" office:value="7121" table:style-name="Default_1">
            <text:p>7121</text:p>
          </table:table-cell>
          <table:table-cell office:value-type="float" office:value="3310" table:style-name="ce8">
            <text:p>3310</text:p>
          </table:table-cell>
          <table:table-cell office:value-type="float" office:value="1027" table:style-name="Default_1">
            <text:p>1027</text:p>
          </table:table-cell>
          <table:table-cell office:value-type="float" office:value="150500" table:formula="of:= [.E27]*[.C27]" table:style-name="Default_1">
            <text:p>150500</text:p>
          </table:table-cell>
          <table:table-cell office:value-type="float" office:value="34" table:formula="of:=[.C27]*[.B27]" table:style-name="ce9">
            <text:p>34</text:p>
          </table:table-cell>
          <table:table-cell office:value-type="float" office:value="-683.41470588235211" table:formula="of:=[.M27]/[.B27]" table:style-name="Default_1">
            <text:p>-683,4147059</text:p>
          </table:table-cell>
          <table:table-cell office:value-type="float" office:value="-23236.099999999973" table:formula="of:=[.K27]*[.J27]" table:style-name="Default_1">
            <text:p>-23236,1</text:p>
          </table:table-cell>
          <table:table-cell office:value-type="float" office:value="-1161.8049999999985" table:formula="of:=([.F27]- ([.E27]*1.025 + [.F27]*[.D27]))" table:style-name="Default_1">
            <text:p>-1161,805</text:p>
          </table:table-cell>
          <table:table-cell office:value-type="float" office:value="-1439.947058823529" table:formula="of:=[.P27]/[.B27]" table:style-name="Default_1">
            <text:p>-1439,947059</text:p>
          </table:table-cell>
          <table:table-cell office:value-type="float" office:value="-48958.19999999999" table:formula="of:=[.P27]*[.C27]" table:style-name="Default_1">
            <text:p>-48958,2</text:p>
          </table:table-cell>
          <table:table-cell office:value-type="float" office:value="-2447.9099999999994" table:formula="of:=([.H27]- ([.G27]*1.025 + [.H27]*[.D27]))" table:style-name="Default_1">
            <text:p>-2447,91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nguille t6</text:p>
          </table:table-cell>
          <table:table-cell office:value-type="float" office:value="4.2" table:style-name="Default_1">
            <text:p>4,2</text:p>
          </table:table-cell>
          <table:table-cell office:value-type="float" office:value="10" table:style-name="Default_1">
            <text:p>10</text:p>
          </table:table-cell>
          <table:table-cell office:value-type="float" office:value="0.08" table:style-name="Default_1">
            <text:p>0,08</text:p>
          </table:table-cell>
          <table:table-cell office:value-type="float" office:value="7526" table:style-name="Default_1">
            <text:p>7526</text:p>
          </table:table-cell>
          <table:table-cell office:value-type="float" office:value="7122" table:style-name="Default_1">
            <text:p>7122</text:p>
          </table:table-cell>
          <table:table-cell office:value-type="float" office:value="33437" table:style-name="ce8">
            <text:p>33437</text:p>
          </table:table-cell>
          <table:table-cell office:value-type="float" office:value="1028" table:style-name="Default_1">
            <text:p>1028</text:p>
          </table:table-cell>
          <table:table-cell office:value-type="float" office:value="75260" table:formula="of:= [.E28]*[.C28]" table:style-name="Default_1">
            <text:p>75260</text:p>
          </table:table-cell>
          <table:table-cell office:value-type="float" office:value="42" table:formula="of:=[.C28]*[.B28]" table:style-name="ce9">
            <text:p>42</text:p>
          </table:table-cell>
          <table:table-cell office:value-type="float" office:value="-276.64523809523803" table:formula="of:=[.M28]/[.B28]" table:style-name="Default_1">
            <text:p>-276,6452381</text:p>
          </table:table-cell>
          <table:table-cell office:value-type="float" office:value="-11619.099999999997" table:formula="of:=[.K28]*[.J28]" table:style-name="Default_1">
            <text:p>-11619,1</text:p>
          </table:table-cell>
          <table:table-cell office:value-type="float" office:value="-1161.9099999999999" table:formula="of:=([.F28]- ([.E28]*1.025 + [.F28]*[.D28]))" table:style-name="Default_1">
            <text:p>-1161,91</text:p>
          </table:table-cell>
          <table:table-cell office:value-type="float" office:value="-7935.0392857142842" table:formula="of:=[.P28]/[.B28]" table:style-name="Default_1">
            <text:p>-7935,039286</text:p>
          </table:table-cell>
          <table:table-cell office:value-type="float" office:value="-333271.64999999991" table:formula="of:=[.P28]*[.C28]" table:style-name="Default_1">
            <text:p>-333271,65</text:p>
          </table:table-cell>
          <table:table-cell office:value-type="float" office:value="-33327.164999999994" table:formula="of:=([.H28]- ([.G28]*1.025 + [.H28]*[.D28]))" table:style-name="Default_1">
            <text:p>-33327,16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nguille t8</text:p>
          </table:table-cell>
          <table:table-cell office:value-type="float" office:value="9.8000000000000007" table:style-name="Default_1">
            <text:p>9,8</text:p>
          </table:table-cell>
          <table:table-cell office:value-type="float" office:value="1" table:style-name="Default_1">
            <text:p>1</text:p>
          </table:table-cell>
          <table:table-cell office:value-type="float" office:value="0.08" table:style-name="Default_1">
            <text:p>0,08</text:p>
          </table:table-cell>
          <table:table-cell office:value-type="float" office:value="7527" table:style-name="Default_1">
            <text:p>7527</text:p>
          </table:table-cell>
          <table:table-cell office:value-type="float" office:value="7123" table:style-name="Default_1">
            <text:p>7123</text:p>
          </table:table-cell>
          <table:table-cell office:value-type="float" office:value="146000" table:style-name="ce8">
            <text:p>146000</text:p>
          </table:table-cell>
          <table:table-cell office:value-type="float" office:value="1029" table:style-name="Default_1">
            <text:p>1029</text:p>
          </table:table-cell>
          <table:table-cell office:value-type="float" office:value="7527" table:formula="of:= [.E29]*[.C29]" table:style-name="Default_1">
            <text:p>7527</text:p>
          </table:table-cell>
          <table:table-cell office:value-type="float" office:value="9.8000000000000007" table:formula="of:=[.C29]*[.B29]" table:style-name="ce9">
            <text:p>9,8</text:p>
          </table:table-cell>
          <table:table-cell office:value-type="float" office:value="-118.5729591836734" table:formula="of:=[.M29]/[.B29]" table:style-name="Default_1">
            <text:p>-118,5729592</text:p>
          </table:table-cell>
          <table:table-cell office:value-type="float" office:value="-1162.0149999999994" table:formula="of:=[.K29]*[.J29]" table:style-name="Default_1">
            <text:p>-1162,015</text:p>
          </table:table-cell>
          <table:table-cell office:value-type="float" office:value="-1162.0149999999994" table:formula="of:=([.F29]- ([.E29]*1.025 + [.F29]*[.D29]))" table:style-name="Default_1">
            <text:p>-1162,015</text:p>
          </table:table-cell>
          <table:table-cell office:value-type="float" office:value="-15173.808163265307" table:formula="of:=[.P29]/[.B29]" table:style-name="Default_1">
            <text:p>-15173,80816</text:p>
          </table:table-cell>
          <table:table-cell office:value-type="float" office:value="-148703.32" table:formula="of:=[.P29]*[.C29]" table:style-name="Default_1">
            <text:p>-148703,32</text:p>
          </table:table-cell>
          <table:table-cell office:value-type="float" office:value="-148703.32" table:formula="of:=([.H29]- ([.G29]*1.025 + [.H29]*[.D29]))" table:style-name="Default_1">
            <text:p>-148703,32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nguille t8,1</text:p>
          </table:table-cell>
          <table:table-cell office:value-type="float" office:value="9.8000000000000007" table:style-name="Default_1">
            <text:p>9,8</text:p>
          </table:table-cell>
          <table:table-cell office:value-type="float" office:value="1" table:style-name="Default_1">
            <text:p>1</text:p>
          </table:table-cell>
          <table:table-cell office:value-type="float" office:value="0.08" table:style-name="Default_1">
            <text:p>0,08</text:p>
          </table:table-cell>
          <table:table-cell office:value-type="float" office:value="7528" table:style-name="Default_1">
            <text:p>7528</text:p>
          </table:table-cell>
          <table:table-cell office:value-type="float" office:value="7124" table:style-name="Default_1">
            <text:p>7124</text:p>
          </table:table-cell>
          <table:table-cell office:value-type="float" office:value="322000" table:style-name="ce8">
            <text:p>322000</text:p>
          </table:table-cell>
          <table:table-cell office:value-type="float" office:value="1030" table:style-name="Default_1">
            <text:p>1030</text:p>
          </table:table-cell>
          <table:table-cell office:value-type="float" office:value="7528" table:formula="of:= [.E30]*[.C30]" table:style-name="Default_1">
            <text:p>7528</text:p>
          </table:table-cell>
          <table:table-cell office:value-type="float" office:value="9.8000000000000007" table:formula="of:=[.C30]*[.B30]" table:style-name="ce9">
            <text:p>9,8</text:p>
          </table:table-cell>
          <table:table-cell office:value-type="float" office:value="-118.58367346938765" table:formula="of:=[.M30]/[.B30]" table:style-name="Default_1">
            <text:p>-118,5836735</text:p>
          </table:table-cell>
          <table:table-cell office:value-type="float" office:value="-1162.119999999999" table:formula="of:=[.K30]*[.J30]" table:style-name="Default_1">
            <text:p>-1162,12</text:p>
          </table:table-cell>
          <table:table-cell office:value-type="float" office:value="-1162.119999999999" table:formula="of:=([.F30]- ([.E30]*1.025 + [.F30]*[.D30]))" table:style-name="Default_1">
            <text:p>-1162,12</text:p>
          </table:table-cell>
          <table:table-cell office:value-type="float" office:value="-33581.877551020407" table:formula="of:=[.P30]/[.B30]" table:style-name="Default_1">
            <text:p>-33581,87755</text:p>
          </table:table-cell>
          <table:table-cell office:value-type="float" office:value="-329102.40000000002" table:formula="of:=[.P30]*[.C30]" table:style-name="Default_1">
            <text:p>-329102,4</text:p>
          </table:table-cell>
          <table:table-cell office:value-type="float" office:value="-329102.40000000002" table:formula="of:=([.H30]- ([.G30]*1.025 + [.H30]*[.D30]))" table:style-name="Default_1">
            <text:p>-329102,4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nguille t8,2</text:p>
          </table:table-cell>
          <table:table-cell office:value-type="float" office:value="9.8000000000000007" table:style-name="Default_1">
            <text:p>9,8</text:p>
          </table:table-cell>
          <table:table-cell office:value-type="float" office:value="1" table:style-name="Default_1">
            <text:p>1</text:p>
          </table:table-cell>
          <table:table-cell office:value-type="float" office:value="0.08" table:style-name="Default_1">
            <text:p>0,08</text:p>
          </table:table-cell>
          <table:table-cell office:value-type="float" office:value="7529" table:style-name="Default_1">
            <text:p>7529</text:p>
          </table:table-cell>
          <table:table-cell office:value-type="float" office:value="7125" table:style-name="Default_1">
            <text:p>7125</text:p>
          </table:table-cell>
          <table:table-cell office:value-type="float" office:value="500000" table:style-name="ce8">
            <text:p>500000</text:p>
          </table:table-cell>
          <table:table-cell office:value-type="float" office:value="1031" table:style-name="Default_1">
            <text:p>1031</text:p>
          </table:table-cell>
          <table:table-cell office:value-type="float" office:value="7529" table:formula="of:= [.E31]*[.C31]" table:style-name="Default_1">
            <text:p>7529</text:p>
          </table:table-cell>
          <table:table-cell office:value-type="float" office:value="9.8000000000000007" table:formula="of:=[.C31]*[.B31]" table:style-name="ce9">
            <text:p>9,8</text:p>
          </table:table-cell>
          <table:table-cell office:value-type="float" office:value="-118.59438775510188" table:formula="of:=[.M31]/[.B31]" table:style-name="Default_1">
            <text:p>-118,5943878</text:p>
          </table:table-cell>
          <table:table-cell office:value-type="float" office:value="-1162.2249999999985" table:formula="of:=[.K31]*[.J31]" table:style-name="Default_1">
            <text:p>-1162,225</text:p>
          </table:table-cell>
          <table:table-cell office:value-type="float" office:value="-1162.2249999999985" table:formula="of:=([.F31]- ([.E31]*1.025 + [.F31]*[.D31]))" table:style-name="Default_1">
            <text:p>-1162,225</text:p>
          </table:table-cell>
          <table:table-cell office:value-type="float" office:value="-52199.130612244888" table:formula="of:=[.P31]/[.B31]" table:style-name="Default_1">
            <text:p>-52199,13061</text:p>
          </table:table-cell>
          <table:table-cell office:value-type="float" office:value="-511551.47999999992" table:formula="of:=[.P31]*[.C31]" table:style-name="Default_1">
            <text:p>-511551,48</text:p>
          </table:table-cell>
          <table:table-cell office:value-type="float" office:value="-511551.47999999992" table:formula="of:=([.H31]- ([.G31]*1.025 + [.H31]*[.D31]))" table:style-name="Default_1">
            <text:p>-511551,48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nguille t8,3</text:p>
          </table:table-cell>
          <table:table-cell office:value-type="float" office:value="9.8000000000000007" table:style-name="Default_1">
            <text:p>9,8</text:p>
          </table:table-cell>
          <table:table-cell office:value-type="float" office:value="100" table:style-name="Default_1">
            <text:p>1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30" table:style-name="Default_1">
            <text:p>7530</text:p>
          </table:table-cell>
          <table:table-cell office:value-type="float" office:value="7126" table:style-name="Default_1">
            <text:p>7126</text:p>
          </table:table-cell>
          <table:table-cell office:value-type="float" office:value="630" table:style-name="Default_1">
            <text:p>630</text:p>
          </table:table-cell>
          <table:table-cell office:value-type="float" office:value="1032" table:style-name="Default_1">
            <text:p>1032</text:p>
          </table:table-cell>
          <table:table-cell office:value-type="float" office:value="753000" table:formula="of:= [.E32]*[.C32]" table:style-name="Default_1">
            <text:p>753000</text:p>
          </table:table-cell>
          <table:table-cell office:value-type="float" office:value="980.00000000000011" table:formula="of:=[.C32]*[.B32]" table:style-name="ce9">
            <text:p>980</text:p>
          </table:table-cell>
          <table:table-cell office:value-type="float" office:value="-118.60510204081631" table:formula="of:=[.M32]/[.B32]" table:style-name="Default_1">
            <text:p>-118,605102</text:p>
          </table:table-cell>
          <table:table-cell office:value-type="float" office:value="-116233" table:formula="of:=[.K32]*[.J32]" table:style-name="Default_1">
            <text:p>-116233</text:p>
          </table:table-cell>
          <table:table-cell office:value-type="float" office:value="-1162.33" table:formula="of:=([.F32]- ([.E32]*1.025 + [.F32]*[.D32]))" table:style-name="Default_1">
            <text:p>-1162,33</text:p>
          </table:table-cell>
          <table:table-cell office:value-type="float" office:value="30.988775510204086" table:formula="of:=[.P32]/[.B32]" table:style-name="Default_1">
            <text:p>30,98877551</text:p>
          </table:table-cell>
          <table:table-cell office:value-type="float" office:value="30369.000000000007" table:formula="of:=[.P32]*[.C32]" table:style-name="Default_1">
            <text:p>30369</text:p>
          </table:table-cell>
          <table:table-cell office:value-type="float" office:value="303.69000000000005" table:formula="of:=([.H32]- ([.G32]*1.025 + [.H32]*[.D32]))" table:style-name="Default_1">
            <text:p>303,69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wich loche t4</text:p>
          </table:table-cell>
          <table:table-cell office:value-type="float" office:value="1.8" table:style-name="Default_1">
            <text:p>1,8</text:p>
          </table:table-cell>
          <table:table-cell office:value-type="float" office:value="100" table:style-name="Default_1">
            <text:p>1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31" table:style-name="Default_1">
            <text:p>7531</text:p>
          </table:table-cell>
          <table:table-cell office:value-type="float" office:value="7127" table:style-name="Default_1">
            <text:p>7127</text:p>
          </table:table-cell>
          <table:table-cell office:value-type="float" office:value="631" table:style-name="Default_1">
            <text:p>631</text:p>
          </table:table-cell>
          <table:table-cell office:value-type="float" office:value="1033" table:style-name="Default_1">
            <text:p>1033</text:p>
          </table:table-cell>
          <table:table-cell office:value-type="float" office:value="753100" table:formula="of:= [.E33]*[.C33]" table:style-name="Default_1">
            <text:p>753100</text:p>
          </table:table-cell>
          <table:table-cell office:value-type="float" office:value="180" table:formula="of:=[.C33]*[.B33]" table:style-name="ce9">
            <text:p>180</text:p>
          </table:table-cell>
          <table:table-cell office:value-type="float" office:value="-645.79722222222188" table:formula="of:=[.M33]/[.B33]" table:style-name="Default_1">
            <text:p>-645,7972222</text:p>
          </table:table-cell>
          <table:table-cell office:value-type="float" office:value="-116243.49999999994" table:formula="of:=[.K33]*[.J33]" table:style-name="Default_1">
            <text:p>-116243,5</text:p>
          </table:table-cell>
          <table:table-cell office:value-type="float" office:value="-1162.4349999999995" table:formula="of:=([.F33]- ([.E33]*1.025 + [.F33]*[.D33]))" table:style-name="Default_1">
            <text:p>-1162,435</text:p>
          </table:table-cell>
          <table:table-cell office:value-type="float" office:value="168.65833333333336" table:formula="of:=[.P33]/[.B33]" table:style-name="Default_1">
            <text:p>168,6583333</text:p>
          </table:table-cell>
          <table:table-cell office:value-type="float" office:value="30358.500000000004" table:formula="of:=[.P33]*[.C33]" table:style-name="Default_1">
            <text:p>30358,5</text:p>
          </table:table-cell>
          <table:table-cell office:value-type="float" office:value="303.58500000000004" table:formula="of:=([.H33]- ([.G33]*1.025 + [.H33]*[.D33]))" table:style-name="Default_1">
            <text:p>303,585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wich loche t6</text:p>
          </table:table-cell>
          <table:table-cell office:value-type="float" office:value="4.3" table:style-name="Default_1">
            <text:p>4,3</text:p>
          </table:table-cell>
          <table:table-cell office:value-type="float" office:value="1" table:style-name="Default_1">
            <text:p>1</text:p>
          </table:table-cell>
          <table:table-cell office:value-type="float" office:value="0.08" table:style-name="Default_1">
            <text:p>0,08</text:p>
          </table:table-cell>
          <table:table-cell office:value-type="float" office:value="7532" table:style-name="Default_1">
            <text:p>7532</text:p>
          </table:table-cell>
          <table:table-cell office:value-type="float" office:value="7128" table:style-name="Default_1">
            <text:p>7128</text:p>
          </table:table-cell>
          <table:table-cell office:value-type="float" office:value="10790" table:style-name="ce8">
            <text:p>10790</text:p>
          </table:table-cell>
          <table:table-cell office:value-type="float" office:value="1034" table:style-name="Default_1">
            <text:p>1034</text:p>
          </table:table-cell>
          <table:table-cell office:value-type="float" office:value="7532" table:formula="of:= [.E34]*[.C34]" table:style-name="Default_1">
            <text:p>7532</text:p>
          </table:table-cell>
          <table:table-cell office:value-type="float" office:value="4.3" table:formula="of:=[.C34]*[.B34]" table:style-name="ce9">
            <text:p>4,3</text:p>
          </table:table-cell>
          <table:table-cell office:value-type="float" office:value="-270.35813953488349" table:formula="of:=[.M34]/[.B34]" table:style-name="Default_1">
            <text:p>-270,3581395</text:p>
          </table:table-cell>
          <table:table-cell office:value-type="float" office:value="-1162.5399999999991" table:formula="of:=[.K34]*[.J34]" table:style-name="Default_1">
            <text:p>-1162,54</text:p>
          </table:table-cell>
          <table:table-cell office:value-type="float" office:value="-1162.5399999999991" table:formula="of:=([.F34]- ([.E34]*1.025 + [.F34]*[.D34]))" table:style-name="Default_1">
            <text:p>-1162,54</text:p>
          </table:table-cell>
          <table:table-cell office:value-type="float" office:value="-2350.8069767441857" table:formula="of:=[.P34]/[.B34]" table:style-name="Default_1">
            <text:p>-2350,806977</text:p>
          </table:table-cell>
          <table:table-cell office:value-type="float" office:value="-10108.469999999998" table:formula="of:=[.P34]*[.C34]" table:style-name="Default_1">
            <text:p>-10108,47</text:p>
          </table:table-cell>
          <table:table-cell office:value-type="float" office:value="-10108.469999999998" table:formula="of:=([.H34]- ([.G34]*1.025 + [.H34]*[.D34]))" table:style-name="Default_1">
            <text:p>-10108,47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wich loche t8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office:value-type="float" office:value="0.08" table:style-name="Default_1">
            <text:p>0,08</text:p>
          </table:table-cell>
          <table:table-cell office:value-type="float" office:value="7500" table:style-name="Default_1">
            <text:p>7500</text:p>
          </table:table-cell>
          <table:table-cell office:value-type="float" office:value="7096" table:style-name="Default_1">
            <text:p>7096</text:p>
          </table:table-cell>
          <table:table-cell office:value-type="float" office:value="7500" table:style-name="Default_1">
            <text:p>7500</text:p>
          </table:table-cell>
          <table:table-cell office:value-type="float" office:value="7096" table:style-name="Default_1">
            <text:p>7096</text:p>
          </table:table-cell>
          <table:table-cell office:value-type="float" office:value="750000" table:formula="of:= [.E35]*[.C35]" table:style-name="Default_1">
            <text:p>750000</text:p>
          </table:table-cell>
          <table:table-cell office:value-type="float" office:value="1000" table:formula="of:=[.C35]*[.B35]" table:style-name="ce9">
            <text:p>1000</text:p>
          </table:table-cell>
          <table:table-cell office:value-type="float" office:value="-115.91799999999985" table:formula="of:=[.M35]/[.B35]" table:style-name="Default_1">
            <text:p>-115,918</text:p>
          </table:table-cell>
          <table:table-cell office:value-type="float" office:value="-115917.99999999985" table:formula="of:=[.K35]*[.J35]" table:style-name="Default_1">
            <text:p>-115918</text:p>
          </table:table-cell>
          <table:table-cell office:value-type="float" office:value="-1159.1799999999985" table:formula="of:=([.F35]- ([.E35]*1.025 + [.F35]*[.D35]))" table:style-name="Default_1">
            <text:p>-1159,18</text:p>
          </table:table-cell>
          <table:table-cell office:value-type="float" office:value="-115.91799999999985" table:formula="of:=[.P35]/[.B35]" table:style-name="Default_1">
            <text:p>-115,918</text:p>
          </table:table-cell>
          <table:table-cell office:value-type="float" office:value="-115917.99999999985" table:formula="of:=[.P35]*[.C35]" table:style-name="Default_1">
            <text:p>-115918</text:p>
          </table:table-cell>
          <table:table-cell office:value-type="float" office:value="-1159.1799999999985" table:formula="of:=([.H35]- ([.G35]*1.025 + [.H35]*[.D35]))" table:style-name="Default_1">
            <text:p>-1159,18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lade kraken t4</text:p>
          </table:table-cell>
          <table:table-cell office:value-type="float" office:value="4.3" table:style-name="Default_1">
            <text:p>4,3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36]*[.C36]" table:style-name="Default_1">
            <text:p>0</text:p>
          </table:table-cell>
          <table:table-cell office:value-type="float" office:value="430" table:formula="of:=[.C36]*[.B36]" table:style-name="ce9">
            <text:p>430</text:p>
          </table:table-cell>
          <table:table-cell office:value-type="float" office:value="0" table:formula="of:=[.M36]/[.B36]" table:style-name="Default_1">
            <text:p>0</text:p>
          </table:table-cell>
          <table:table-cell office:value-type="float" office:value="0" table:formula="of:=[.K36]*[.J36]" table:style-name="Default_1">
            <text:p>0</text:p>
          </table:table-cell>
          <table:table-cell office:value-type="float" office:value="0" table:formula="of:=([.F36]- ([.E36]*1.025 + [.F36]*[.D36]))" table:style-name="Default_1">
            <text:p>0</text:p>
          </table:table-cell>
          <table:table-cell office:value-type="float" office:value="0" table:formula="of:=[.P36]/[.B36]" table:style-name="Default_1">
            <text:p>0</text:p>
          </table:table-cell>
          <table:table-cell office:value-type="float" office:value="0" table:formula="of:=[.P36]*[.C36]" table:style-name="Default_1">
            <text:p>0</text:p>
          </table:table-cell>
          <table:table-cell office:value-type="float" office:value="0" table:formula="of:=([.H36]- ([.G36]*1.025 + [.H36]*[.D36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lade kraken t6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37]*[.C37]" table:style-name="Default_1">
            <text:p>0</text:p>
          </table:table-cell>
          <table:table-cell office:value-type="float" office:value="1000" table:formula="of:=[.C37]*[.B37]" table:style-name="ce9">
            <text:p>1000</text:p>
          </table:table-cell>
          <table:table-cell office:value-type="float" office:value="0" table:formula="of:=[.M37]/[.B37]" table:style-name="Default_1">
            <text:p>0</text:p>
          </table:table-cell>
          <table:table-cell office:value-type="float" office:value="0" table:formula="of:=[.K37]*[.J37]" table:style-name="Default_1">
            <text:p>0</text:p>
          </table:table-cell>
          <table:table-cell office:value-type="float" office:value="0" table:formula="of:=([.F37]- ([.E37]*1.025 + [.F37]*[.D37]))" table:style-name="Default_1">
            <text:p>0</text:p>
          </table:table-cell>
          <table:table-cell office:value-type="float" office:value="0" table:formula="of:=[.P37]/[.B37]" table:style-name="Default_1">
            <text:p>0</text:p>
          </table:table-cell>
          <table:table-cell office:value-type="float" office:value="0" table:formula="of:=[.P37]*[.C37]" table:style-name="Default_1">
            <text:p>0</text:p>
          </table:table-cell>
          <table:table-cell office:value-type="float" office:value="0" table:formula="of:=([.H37]- ([.G37]*1.025 + [.H37]*[.D37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iwch ava t4</text:p>
          </table:table-cell>
          <table:table-cell office:value-type="float" office:value="1.3" table:style-name="Default_1">
            <text:p>1,3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38]*[.C38]" table:style-name="Default_1">
            <text:p>0</text:p>
          </table:table-cell>
          <table:table-cell office:value-type="float" office:value="130" table:formula="of:=[.C38]*[.B38]" table:style-name="ce9">
            <text:p>130</text:p>
          </table:table-cell>
          <table:table-cell office:value-type="float" office:value="0" table:formula="of:=[.M38]/[.B38]" table:style-name="Default_1">
            <text:p>0</text:p>
          </table:table-cell>
          <table:table-cell office:value-type="float" office:value="0" table:formula="of:=[.K38]*[.J38]" table:style-name="Default_1">
            <text:p>0</text:p>
          </table:table-cell>
          <table:table-cell office:value-type="float" office:value="0" table:formula="of:=([.F38]- ([.E38]*1.025 + [.F38]*[.D38]))" table:style-name="Default_1">
            <text:p>0</text:p>
          </table:table-cell>
          <table:table-cell office:value-type="float" office:value="0" table:formula="of:=[.P38]/[.B38]" table:style-name="Default_1">
            <text:p>0</text:p>
          </table:table-cell>
          <table:table-cell office:value-type="float" office:value="0" table:formula="of:=[.P38]*[.C38]" table:style-name="Default_1">
            <text:p>0</text:p>
          </table:table-cell>
          <table:table-cell office:value-type="float" office:value="0" table:formula="of:=([.H38]- ([.G38]*1.025 + [.H38]*[.D38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iwch ava t6</text:p>
          </table:table-cell>
          <table:table-cell office:value-type="float" office:value="3.3" table:style-name="Default_1">
            <text:p>3,3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39]*[.C39]" table:style-name="Default_1">
            <text:p>0</text:p>
          </table:table-cell>
          <table:table-cell office:value-type="float" office:value="330" table:formula="of:=[.C39]*[.B39]" table:style-name="ce9">
            <text:p>330</text:p>
          </table:table-cell>
          <table:table-cell office:value-type="float" office:value="0" table:formula="of:=[.M39]/[.B39]" table:style-name="Default_1">
            <text:p>0</text:p>
          </table:table-cell>
          <table:table-cell office:value-type="float" office:value="0" table:formula="of:=[.K39]*[.J39]" table:style-name="Default_1">
            <text:p>0</text:p>
          </table:table-cell>
          <table:table-cell office:value-type="float" office:value="0" table:formula="of:=([.F39]- ([.E39]*1.025 + [.F39]*[.D39]))" table:style-name="Default_1">
            <text:p>0</text:p>
          </table:table-cell>
          <table:table-cell office:value-type="float" office:value="0" table:formula="of:=[.P39]/[.B39]" table:style-name="Default_1">
            <text:p>0</text:p>
          </table:table-cell>
          <table:table-cell office:value-type="float" office:value="0" table:formula="of:=[.P39]*[.C39]" table:style-name="Default_1">
            <text:p>0</text:p>
          </table:table-cell>
          <table:table-cell office:value-type="float" office:value="0" table:formula="of:=([.H39]- ([.G39]*1.025 + [.H39]*[.D39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iwch ava t8</text:p>
          </table:table-cell>
          <table:table-cell office:value-type="float" office:value="8" table:style-name="Default_1">
            <text:p>8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40]*[.C40]" table:style-name="Default_1">
            <text:p>0</text:p>
          </table:table-cell>
          <table:table-cell office:value-type="float" office:value="800" table:formula="of:=[.C40]*[.B40]" table:style-name="ce9">
            <text:p>800</text:p>
          </table:table-cell>
          <table:table-cell office:value-type="float" office:value="0" table:formula="of:=[.M40]/[.B40]" table:style-name="Default_1">
            <text:p>0</text:p>
          </table:table-cell>
          <table:table-cell office:value-type="float" office:value="0" table:formula="of:=[.K40]*[.J40]" table:style-name="Default_1">
            <text:p>0</text:p>
          </table:table-cell>
          <table:table-cell office:value-type="float" office:value="0" table:formula="of:=([.F40]- ([.E40]*1.025 + [.F40]*[.D40]))" table:style-name="Default_1">
            <text:p>0</text:p>
          </table:table-cell>
          <table:table-cell office:value-type="float" office:value="0" table:formula="of:=[.P40]/[.B40]" table:style-name="Default_1">
            <text:p>0</text:p>
          </table:table-cell>
          <table:table-cell office:value-type="float" office:value="0" table:formula="of:=[.P40]*[.C40]" table:style-name="Default_1">
            <text:p>0</text:p>
          </table:table-cell>
          <table:table-cell office:value-type="float" office:value="0" table:formula="of:=([.H40]- ([.G40]*1.025 + [.H40]*[.D40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iwch ava t8,1</text:p>
          </table:table-cell>
          <table:table-cell office:value-type="float" office:value="8" table:style-name="Default_1">
            <text:p>8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41]*[.C41]" table:style-name="Default_1">
            <text:p>0</text:p>
          </table:table-cell>
          <table:table-cell office:value-type="float" office:value="800" table:formula="of:=[.C41]*[.B41]" table:style-name="ce9">
            <text:p>800</text:p>
          </table:table-cell>
          <table:table-cell office:value-type="float" office:value="0" table:formula="of:=[.M41]/[.B41]" table:style-name="Default_1">
            <text:p>0</text:p>
          </table:table-cell>
          <table:table-cell office:value-type="float" office:value="0" table:formula="of:=[.K41]*[.J41]" table:style-name="Default_1">
            <text:p>0</text:p>
          </table:table-cell>
          <table:table-cell office:value-type="float" office:value="0" table:formula="of:=([.F41]- ([.E41]*1.025 + [.F41]*[.D41]))" table:style-name="Default_1">
            <text:p>0</text:p>
          </table:table-cell>
          <table:table-cell office:value-type="float" office:value="0" table:formula="of:=[.P41]/[.B41]" table:style-name="Default_1">
            <text:p>0</text:p>
          </table:table-cell>
          <table:table-cell office:value-type="float" office:value="0" table:formula="of:=[.P41]*[.C41]" table:style-name="Default_1">
            <text:p>0</text:p>
          </table:table-cell>
          <table:table-cell office:value-type="float" office:value="0" table:formula="of:=([.H41]- ([.G41]*1.025 + [.H41]*[.D41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iwch ava t8,2</text:p>
          </table:table-cell>
          <table:table-cell office:value-type="float" office:value="8" table:style-name="Default_1">
            <text:p>8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42]*[.C42]" table:style-name="Default_1">
            <text:p>0</text:p>
          </table:table-cell>
          <table:table-cell office:value-type="float" office:value="800" table:formula="of:=[.C42]*[.B42]" table:style-name="ce9">
            <text:p>800</text:p>
          </table:table-cell>
          <table:table-cell office:value-type="float" office:value="0" table:formula="of:=[.M42]/[.B42]" table:style-name="Default_1">
            <text:p>0</text:p>
          </table:table-cell>
          <table:table-cell office:value-type="float" office:value="0" table:formula="of:=[.K42]*[.J42]" table:style-name="Default_1">
            <text:p>0</text:p>
          </table:table-cell>
          <table:table-cell office:value-type="float" office:value="0" table:formula="of:=([.F42]- ([.E42]*1.025 + [.F42]*[.D42]))" table:style-name="Default_1">
            <text:p>0</text:p>
          </table:table-cell>
          <table:table-cell office:value-type="float" office:value="0" table:formula="of:=[.P42]/[.B42]" table:style-name="Default_1">
            <text:p>0</text:p>
          </table:table-cell>
          <table:table-cell office:value-type="float" office:value="0" table:formula="of:=[.P42]*[.C42]" table:style-name="Default_1">
            <text:p>0</text:p>
          </table:table-cell>
          <table:table-cell office:value-type="float" office:value="0" table:formula="of:=([.H42]- ([.G42]*1.025 + [.H42]*[.D42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sandiwch ava t8,3</text:p>
          </table:table-cell>
          <table:table-cell office:value-type="float" office:value="8" table:style-name="Default_1">
            <text:p>8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43]*[.C43]" table:style-name="Default_1">
            <text:p>0</text:p>
          </table:table-cell>
          <table:table-cell office:value-type="float" office:value="800" table:formula="of:=[.C43]*[.B43]" table:style-name="ce9">
            <text:p>800</text:p>
          </table:table-cell>
          <table:table-cell office:value-type="float" office:value="0" table:formula="of:=[.M43]/[.B43]" table:style-name="Default_1">
            <text:p>0</text:p>
          </table:table-cell>
          <table:table-cell office:value-type="float" office:value="0" table:formula="of:=[.K43]*[.J43]" table:style-name="Default_1">
            <text:p>0</text:p>
          </table:table-cell>
          <table:table-cell office:value-type="float" office:value="0" table:formula="of:=([.F43]- ([.E43]*1.025 + [.F43]*[.D43]))" table:style-name="Default_1">
            <text:p>0</text:p>
          </table:table-cell>
          <table:table-cell office:value-type="float" office:value="0" table:formula="of:=[.P43]/[.B43]" table:style-name="Default_1">
            <text:p>0</text:p>
          </table:table-cell>
          <table:table-cell office:value-type="float" office:value="0" table:formula="of:=[.P43]*[.C43]" table:style-name="Default_1">
            <text:p>0</text:p>
          </table:table-cell>
          <table:table-cell office:value-type="float" office:value="0" table:formula="of:=([.H43]- ([.G43]*1.025 + [.H43]*[.D43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va t4</text:p>
          </table:table-cell>
          <table:table-cell office:value-type="float" office:value="1.4" table:style-name="Default_1">
            <text:p>1,4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44]*[.C44]" table:style-name="Default_1">
            <text:p>0</text:p>
          </table:table-cell>
          <table:table-cell office:value-type="float" office:value="140" table:formula="of:=[.C44]*[.B44]" table:style-name="ce9">
            <text:p>140</text:p>
          </table:table-cell>
          <table:table-cell office:value-type="float" office:value="0" table:formula="of:=[.M44]/[.B44]" table:style-name="Default_1">
            <text:p>0</text:p>
          </table:table-cell>
          <table:table-cell office:value-type="float" office:value="0" table:formula="of:=[.K44]*[.J44]" table:style-name="Default_1">
            <text:p>0</text:p>
          </table:table-cell>
          <table:table-cell office:value-type="float" office:value="0" table:formula="of:=([.F44]- ([.E44]*1.025 + [.F44]*[.D44]))" table:style-name="Default_1">
            <text:p>0</text:p>
          </table:table-cell>
          <table:table-cell office:value-type="float" office:value="0" table:formula="of:=[.P44]/[.B44]" table:style-name="Default_1">
            <text:p>0</text:p>
          </table:table-cell>
          <table:table-cell office:value-type="float" office:value="0" table:formula="of:=[.P44]*[.C44]" table:style-name="Default_1">
            <text:p>0</text:p>
          </table:table-cell>
          <table:table-cell office:value-type="float" office:value="0" table:formula="of:=([.H44]- ([.G44]*1.025 + [.H44]*[.D44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va t6</text:p>
          </table:table-cell>
          <table:table-cell office:value-type="float" office:value="3.5" table:style-name="Default_1">
            <text:p>3,5</text:p>
          </table:table-cell>
          <table:table-cell office:value-type="float" office:value="100" table:style-name="Default_1">
            <text:p>100</text:p>
          </table:table-cell>
          <table:table-cell table:number-columns-repeated="4" table:style-name="Default_1"/>
          <table:table-cell table:style-name="ce9"/>
          <table:table-cell office:value-type="float" office:value="0" table:formula="of:= [.E45]*[.C45]" table:style-name="Default_1">
            <text:p>0</text:p>
          </table:table-cell>
          <table:table-cell office:value-type="float" office:value="350" table:formula="of:=[.C45]*[.B45]" table:style-name="ce9">
            <text:p>350</text:p>
          </table:table-cell>
          <table:table-cell office:value-type="float" office:value="0" table:formula="of:=[.M45]/[.B45]" table:style-name="Default_1">
            <text:p>0</text:p>
          </table:table-cell>
          <table:table-cell office:value-type="float" office:value="0" table:formula="of:=[.K45]*[.J45]" table:style-name="Default_1">
            <text:p>0</text:p>
          </table:table-cell>
          <table:table-cell office:value-type="float" office:value="0" table:formula="of:=([.F45]- ([.E45]*1.025 + [.F45]*[.D45]))" table:style-name="Default_1">
            <text:p>0</text:p>
          </table:table-cell>
          <table:table-cell office:value-type="float" office:value="0" table:formula="of:=[.P45]/[.B45]" table:style-name="Default_1">
            <text:p>0</text:p>
          </table:table-cell>
          <table:table-cell office:value-type="float" office:value="0" table:formula="of:=[.P45]*[.C45]" table:style-name="Default_1">
            <text:p>0</text:p>
          </table:table-cell>
          <table:table-cell office:value-type="float" office:value="0" table:formula="of:=([.H45]- ([.G45]*1.025 + [.H45]*[.D45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va t8</text:p>
          </table:table-cell>
          <table:table-cell office:value-type="float" office:value="8.5" table:style-name="Default_1">
            <text:p>8,5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46]*[.C46]" table:style-name="Default_1">
            <text:p>0</text:p>
          </table:table-cell>
          <table:table-cell office:value-type="float" office:value="850" table:formula="of:=[.C46]*[.B46]" table:style-name="ce9">
            <text:p>850</text:p>
          </table:table-cell>
          <table:table-cell office:value-type="float" office:value="0" table:formula="of:=[.M46]/[.B46]" table:style-name="Default_1">
            <text:p>0</text:p>
          </table:table-cell>
          <table:table-cell office:value-type="float" office:value="0" table:formula="of:=[.K46]*[.J46]" table:style-name="Default_1">
            <text:p>0</text:p>
          </table:table-cell>
          <table:table-cell office:value-type="float" office:value="0" table:formula="of:=([.F46]- ([.E46]*1.025 + [.F46]*[.D46]))" table:style-name="Default_1">
            <text:p>0</text:p>
          </table:table-cell>
          <table:table-cell office:value-type="float" office:value="0" table:formula="of:=[.P46]/[.B46]" table:style-name="Default_1">
            <text:p>0</text:p>
          </table:table-cell>
          <table:table-cell office:value-type="float" office:value="0" table:formula="of:=[.P46]*[.C46]" table:style-name="Default_1">
            <text:p>0</text:p>
          </table:table-cell>
          <table:table-cell office:value-type="float" office:value="0" table:formula="of:=([.H46]- ([.G46]*1.025 + [.H46]*[.D46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va t8,1</text:p>
          </table:table-cell>
          <table:table-cell office:value-type="float" office:value="8.5" table:style-name="Default_1">
            <text:p>8,5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47]*[.C47]" table:style-name="Default_1">
            <text:p>0</text:p>
          </table:table-cell>
          <table:table-cell office:value-type="float" office:value="850" table:formula="of:=[.C47]*[.B47]" table:style-name="ce9">
            <text:p>850</text:p>
          </table:table-cell>
          <table:table-cell office:value-type="float" office:value="0" table:formula="of:=[.M47]/[.B47]" table:style-name="Default_1">
            <text:p>0</text:p>
          </table:table-cell>
          <table:table-cell office:value-type="float" office:value="0" table:formula="of:=[.K47]*[.J47]" table:style-name="Default_1">
            <text:p>0</text:p>
          </table:table-cell>
          <table:table-cell office:value-type="float" office:value="0" table:formula="of:=([.F47]- ([.E47]*1.025 + [.F47]*[.D47]))" table:style-name="Default_1">
            <text:p>0</text:p>
          </table:table-cell>
          <table:table-cell office:value-type="float" office:value="0" table:formula="of:=[.P47]/[.B47]" table:style-name="Default_1">
            <text:p>0</text:p>
          </table:table-cell>
          <table:table-cell office:value-type="float" office:value="0" table:formula="of:=[.P47]*[.C47]" table:style-name="Default_1">
            <text:p>0</text:p>
          </table:table-cell>
          <table:table-cell office:value-type="float" office:value="0" table:formula="of:=([.H47]- ([.G47]*1.025 + [.H47]*[.D47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va t8,2</text:p>
          </table:table-cell>
          <table:table-cell office:value-type="float" office:value="8.5" table:style-name="Default_1">
            <text:p>8,5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48]*[.C48]" table:style-name="Default_1">
            <text:p>0</text:p>
          </table:table-cell>
          <table:table-cell office:value-type="float" office:value="850" table:formula="of:=[.C48]*[.B48]" table:style-name="ce9">
            <text:p>850</text:p>
          </table:table-cell>
          <table:table-cell office:value-type="float" office:value="0" table:formula="of:=[.M48]/[.B48]" table:style-name="Default_1">
            <text:p>0</text:p>
          </table:table-cell>
          <table:table-cell office:value-type="float" office:value="0" table:formula="of:=[.K48]*[.J48]" table:style-name="Default_1">
            <text:p>0</text:p>
          </table:table-cell>
          <table:table-cell office:value-type="float" office:value="0" table:formula="of:=([.F48]- ([.E48]*1.025 + [.F48]*[.D48]))" table:style-name="Default_1">
            <text:p>0</text:p>
          </table:table-cell>
          <table:table-cell office:value-type="float" office:value="0" table:formula="of:=[.P48]/[.B48]" table:style-name="Default_1">
            <text:p>0</text:p>
          </table:table-cell>
          <table:table-cell office:value-type="float" office:value="0" table:formula="of:=[.P48]*[.C48]" table:style-name="Default_1">
            <text:p>0</text:p>
          </table:table-cell>
          <table:table-cell office:value-type="float" office:value="0" table:formula="of:=([.H48]- ([.G48]*1.025 + [.H48]*[.D48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ragout ava t8,3</text:p>
          </table:table-cell>
          <table:table-cell office:value-type="float" office:value="8.5" table:style-name="Default_1">
            <text:p>8,5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49]*[.C49]" table:style-name="Default_1">
            <text:p>0</text:p>
          </table:table-cell>
          <table:table-cell office:value-type="float" office:value="850" table:formula="of:=[.C49]*[.B49]" table:style-name="ce9">
            <text:p>850</text:p>
          </table:table-cell>
          <table:table-cell office:value-type="float" office:value="0" table:formula="of:=[.M49]/[.B49]" table:style-name="Default_1">
            <text:p>0</text:p>
          </table:table-cell>
          <table:table-cell office:value-type="float" office:value="0" table:formula="of:=[.K49]*[.J49]" table:style-name="Default_1">
            <text:p>0</text:p>
          </table:table-cell>
          <table:table-cell office:value-type="float" office:value="0" table:formula="of:=([.F49]- ([.E49]*1.025 + [.F49]*[.D49]))" table:style-name="Default_1">
            <text:p>0</text:p>
          </table:table-cell>
          <table:table-cell office:value-type="float" office:value="0" table:formula="of:=[.P49]/[.B49]" table:style-name="Default_1">
            <text:p>0</text:p>
          </table:table-cell>
          <table:table-cell office:value-type="float" office:value="0" table:formula="of:=[.P49]*[.C49]" table:style-name="Default_1">
            <text:p>0</text:p>
          </table:table-cell>
          <table:table-cell office:value-type="float" office:value="0" table:formula="of:=([.H49]- ([.G49]*1.025 + [.H49]*[.D49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ava t3</text:p>
          </table:table-cell>
          <table:table-cell office:value-type="float" office:value="1.3" table:style-name="Default_1">
            <text:p>1,3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0]*[.C50]" table:style-name="Default_1">
            <text:p>0</text:p>
          </table:table-cell>
          <table:table-cell office:value-type="float" office:value="130" table:formula="of:=[.C50]*[.B50]" table:style-name="ce9">
            <text:p>130</text:p>
          </table:table-cell>
          <table:table-cell office:value-type="float" office:value="0" table:formula="of:=[.M50]/[.B50]" table:style-name="Default_1">
            <text:p>0</text:p>
          </table:table-cell>
          <table:table-cell office:value-type="float" office:value="0" table:formula="of:=[.K50]*[.J50]" table:style-name="Default_1">
            <text:p>0</text:p>
          </table:table-cell>
          <table:table-cell office:value-type="float" office:value="0" table:formula="of:=([.F50]- ([.E50]*1.025 + [.F50]*[.D50]))" table:style-name="Default_1">
            <text:p>0</text:p>
          </table:table-cell>
          <table:table-cell office:value-type="float" office:value="0" table:formula="of:=[.P50]/[.B50]" table:style-name="Default_1">
            <text:p>0</text:p>
          </table:table-cell>
          <table:table-cell office:value-type="float" office:value="0" table:formula="of:=[.P50]*[.C50]" table:style-name="Default_1">
            <text:p>0</text:p>
          </table:table-cell>
          <table:table-cell office:value-type="float" office:value="0" table:formula="of:=([.H50]- ([.G50]*1.025 + [.H50]*[.D50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ava t5</text:p>
          </table:table-cell>
          <table:table-cell office:value-type="float" office:value="3.2" table:style-name="Default_1">
            <text:p>3,2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1]*[.C51]" table:style-name="Default_1">
            <text:p>0</text:p>
          </table:table-cell>
          <table:table-cell office:value-type="float" office:value="320" table:formula="of:=[.C51]*[.B51]" table:style-name="ce9">
            <text:p>320</text:p>
          </table:table-cell>
          <table:table-cell office:value-type="float" office:value="0" table:formula="of:=[.M51]/[.B51]" table:style-name="Default_1">
            <text:p>0</text:p>
          </table:table-cell>
          <table:table-cell office:value-type="float" office:value="0" table:formula="of:=[.K51]*[.J51]" table:style-name="Default_1">
            <text:p>0</text:p>
          </table:table-cell>
          <table:table-cell office:value-type="float" office:value="0" table:formula="of:=([.F51]- ([.E51]*1.025 + [.F51]*[.D51]))" table:style-name="Default_1">
            <text:p>0</text:p>
          </table:table-cell>
          <table:table-cell office:value-type="float" office:value="0" table:formula="of:=[.P51]/[.B51]" table:style-name="Default_1">
            <text:p>0</text:p>
          </table:table-cell>
          <table:table-cell office:value-type="float" office:value="0" table:formula="of:=[.P51]*[.C51]" table:style-name="Default_1">
            <text:p>0</text:p>
          </table:table-cell>
          <table:table-cell office:value-type="float" office:value="0" table:formula="of:=([.H51]- ([.G51]*1.025 + [.H51]*[.D51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ava t7</text:p>
          </table:table-cell>
          <table:table-cell office:value-type="float" office:value="7.6" table:style-name="Default_1">
            <text:p>7,6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2]*[.C52]" table:style-name="Default_1">
            <text:p>0</text:p>
          </table:table-cell>
          <table:table-cell office:value-type="float" office:value="760" table:formula="of:=[.C52]*[.B52]" table:style-name="ce9">
            <text:p>760</text:p>
          </table:table-cell>
          <table:table-cell office:value-type="float" office:value="0" table:formula="of:=[.M52]/[.B52]" table:style-name="Default_1">
            <text:p>0</text:p>
          </table:table-cell>
          <table:table-cell office:value-type="float" office:value="0" table:formula="of:=[.K52]*[.J52]" table:style-name="Default_1">
            <text:p>0</text:p>
          </table:table-cell>
          <table:table-cell office:value-type="float" office:value="0" table:formula="of:=([.F52]- ([.E52]*1.025 + [.F52]*[.D52]))" table:style-name="Default_1">
            <text:p>0</text:p>
          </table:table-cell>
          <table:table-cell office:value-type="float" office:value="0" table:formula="of:=[.P52]/[.B52]" table:style-name="Default_1">
            <text:p>0</text:p>
          </table:table-cell>
          <table:table-cell office:value-type="float" office:value="0" table:formula="of:=[.P52]*[.C52]" table:style-name="Default_1">
            <text:p>0</text:p>
          </table:table-cell>
          <table:table-cell office:value-type="float" office:value="0" table:formula="of:=([.H52]- ([.G52]*1.025 + [.H52]*[.D52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ava t7,1</text:p>
          </table:table-cell>
          <table:table-cell office:value-type="float" office:value="7.6" table:style-name="Default_1">
            <text:p>7,6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3]*[.C53]" table:style-name="Default_1">
            <text:p>0</text:p>
          </table:table-cell>
          <table:table-cell office:value-type="float" office:value="760" table:formula="of:=[.C53]*[.B53]" table:style-name="ce9">
            <text:p>760</text:p>
          </table:table-cell>
          <table:table-cell office:value-type="float" office:value="0" table:formula="of:=[.M53]/[.B53]" table:style-name="Default_1">
            <text:p>0</text:p>
          </table:table-cell>
          <table:table-cell office:value-type="float" office:value="0" table:formula="of:=[.K53]*[.J53]" table:style-name="Default_1">
            <text:p>0</text:p>
          </table:table-cell>
          <table:table-cell office:value-type="float" office:value="0" table:formula="of:=([.F53]- ([.E53]*1.025 + [.F53]*[.D53]))" table:style-name="Default_1">
            <text:p>0</text:p>
          </table:table-cell>
          <table:table-cell office:value-type="float" office:value="0" table:formula="of:=[.P53]/[.B53]" table:style-name="Default_1">
            <text:p>0</text:p>
          </table:table-cell>
          <table:table-cell office:value-type="float" office:value="0" table:formula="of:=[.P53]*[.C53]" table:style-name="Default_1">
            <text:p>0</text:p>
          </table:table-cell>
          <table:table-cell office:value-type="float" office:value="0" table:formula="of:=([.H53]- ([.G53]*1.025 + [.H53]*[.D53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ava t7,2</text:p>
          </table:table-cell>
          <table:table-cell office:value-type="float" office:value="7.6" table:style-name="Default_1">
            <text:p>7,6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4]*[.C54]" table:style-name="Default_1">
            <text:p>0</text:p>
          </table:table-cell>
          <table:table-cell office:value-type="float" office:value="760" table:formula="of:=[.C54]*[.B54]" table:style-name="ce9">
            <text:p>760</text:p>
          </table:table-cell>
          <table:table-cell office:value-type="float" office:value="0" table:formula="of:=[.M54]/[.B54]" table:style-name="Default_1">
            <text:p>0</text:p>
          </table:table-cell>
          <table:table-cell office:value-type="float" office:value="0" table:formula="of:=[.K54]*[.J54]" table:style-name="Default_1">
            <text:p>0</text:p>
          </table:table-cell>
          <table:table-cell office:value-type="float" office:value="0" table:formula="of:=([.F54]- ([.E54]*1.025 + [.F54]*[.D54]))" table:style-name="Default_1">
            <text:p>0</text:p>
          </table:table-cell>
          <table:table-cell office:value-type="float" office:value="0" table:formula="of:=[.P54]/[.B54]" table:style-name="Default_1">
            <text:p>0</text:p>
          </table:table-cell>
          <table:table-cell office:value-type="float" office:value="0" table:formula="of:=[.P54]*[.C54]" table:style-name="Default_1">
            <text:p>0</text:p>
          </table:table-cell>
          <table:table-cell office:value-type="float" office:value="0" table:formula="of:=([.H54]- ([.G54]*1.025 + [.H54]*[.D54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ava t7,3</text:p>
          </table:table-cell>
          <table:table-cell office:value-type="float" office:value="7.6" table:style-name="Default_1">
            <text:p>7,6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5]*[.C55]" table:style-name="Default_1">
            <text:p>0</text:p>
          </table:table-cell>
          <table:table-cell office:value-type="float" office:value="760" table:formula="of:=[.C55]*[.B55]" table:style-name="ce9">
            <text:p>760</text:p>
          </table:table-cell>
          <table:table-cell office:value-type="float" office:value="0" table:formula="of:=[.M55]/[.B55]" table:style-name="Default_1">
            <text:p>0</text:p>
          </table:table-cell>
          <table:table-cell office:value-type="float" office:value="0" table:formula="of:=[.K55]*[.J55]" table:style-name="Default_1">
            <text:p>0</text:p>
          </table:table-cell>
          <table:table-cell office:value-type="float" office:value="0" table:formula="of:=([.F55]- ([.E55]*1.025 + [.F55]*[.D55]))" table:style-name="Default_1">
            <text:p>0</text:p>
          </table:table-cell>
          <table:table-cell office:value-type="float" office:value="0" table:formula="of:=[.P55]/[.B55]" table:style-name="Default_1">
            <text:p>0</text:p>
          </table:table-cell>
          <table:table-cell office:value-type="float" office:value="0" table:formula="of:=[.P55]*[.C55]" table:style-name="Default_1">
            <text:p>0</text:p>
          </table:table-cell>
          <table:table-cell office:value-type="float" office:value="0" table:formula="of:=([.H55]- ([.G55]*1.025 + [.H55]*[.D55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energie t3</text:p>
          </table:table-cell>
          <table:table-cell office:value-type="float" office:value="1.7" table:style-name="Default_1">
            <text:p>1,7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6]*[.C56]" table:style-name="Default_1">
            <text:p>0</text:p>
          </table:table-cell>
          <table:table-cell office:value-type="float" office:value="170" table:formula="of:=[.C56]*[.B56]" table:style-name="ce9">
            <text:p>170</text:p>
          </table:table-cell>
          <table:table-cell office:value-type="float" office:value="0" table:formula="of:=[.M56]/[.B56]" table:style-name="Default_1">
            <text:p>0</text:p>
          </table:table-cell>
          <table:table-cell office:value-type="float" office:value="0" table:formula="of:=[.K56]*[.J56]" table:style-name="Default_1">
            <text:p>0</text:p>
          </table:table-cell>
          <table:table-cell office:value-type="float" office:value="0" table:formula="of:=([.F56]- ([.E56]*1.025 + [.F56]*[.D56]))" table:style-name="Default_1">
            <text:p>0</text:p>
          </table:table-cell>
          <table:table-cell office:value-type="float" office:value="0" table:formula="of:=[.P56]/[.B56]" table:style-name="Default_1">
            <text:p>0</text:p>
          </table:table-cell>
          <table:table-cell office:value-type="float" office:value="0" table:formula="of:=[.P56]*[.C56]" table:style-name="Default_1">
            <text:p>0</text:p>
          </table:table-cell>
          <table:table-cell office:value-type="float" office:value="0" table:formula="of:=([.H56]- ([.G56]*1.025 + [.H56]*[.D56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energie t5</text:p>
          </table:table-cell>
          <table:table-cell office:value-type="float" office:value="4.2" table:style-name="Default_1">
            <text:p>4,2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7]*[.C57]" table:style-name="Default_1">
            <text:p>0</text:p>
          </table:table-cell>
          <table:table-cell office:value-type="float" office:value="420" table:formula="of:=[.C57]*[.B57]" table:style-name="ce9">
            <text:p>420</text:p>
          </table:table-cell>
          <table:table-cell office:value-type="float" office:value="0" table:formula="of:=[.M57]/[.B57]" table:style-name="Default_1">
            <text:p>0</text:p>
          </table:table-cell>
          <table:table-cell office:value-type="float" office:value="0" table:formula="of:=[.K57]*[.J57]" table:style-name="Default_1">
            <text:p>0</text:p>
          </table:table-cell>
          <table:table-cell office:value-type="float" office:value="0" table:formula="of:=([.F57]- ([.E57]*1.025 + [.F57]*[.D57]))" table:style-name="Default_1">
            <text:p>0</text:p>
          </table:table-cell>
          <table:table-cell office:value-type="float" office:value="0" table:formula="of:=[.P57]/[.B57]" table:style-name="Default_1">
            <text:p>0</text:p>
          </table:table-cell>
          <table:table-cell office:value-type="float" office:value="0" table:formula="of:=[.P57]*[.C57]" table:style-name="Default_1">
            <text:p>0</text:p>
          </table:table-cell>
          <table:table-cell office:value-type="float" office:value="0" table:formula="of:=([.H57]- ([.G57]*1.025 + [.H57]*[.D57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energie t7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8]*[.C58]" table:style-name="Default_1">
            <text:p>0</text:p>
          </table:table-cell>
          <table:table-cell office:value-type="float" office:value="1000" table:formula="of:=[.C58]*[.B58]" table:style-name="ce9">
            <text:p>1000</text:p>
          </table:table-cell>
          <table:table-cell office:value-type="float" office:value="0" table:formula="of:=[.M58]/[.B58]" table:style-name="Default_1">
            <text:p>0</text:p>
          </table:table-cell>
          <table:table-cell office:value-type="float" office:value="0" table:formula="of:=[.K58]*[.J58]" table:style-name="Default_1">
            <text:p>0</text:p>
          </table:table-cell>
          <table:table-cell office:value-type="float" office:value="0" table:formula="of:=([.F58]- ([.E58]*1.025 + [.F58]*[.D58]))" table:style-name="Default_1">
            <text:p>0</text:p>
          </table:table-cell>
          <table:table-cell office:value-type="float" office:value="0" table:formula="of:=[.P58]/[.B58]" table:style-name="Default_1">
            <text:p>0</text:p>
          </table:table-cell>
          <table:table-cell office:value-type="float" office:value="0" table:formula="of:=[.P58]*[.C58]" table:style-name="Default_1">
            <text:p>0</text:p>
          </table:table-cell>
          <table:table-cell office:value-type="float" office:value="0" table:formula="of:=([.H58]- ([.G58]*1.025 + [.H58]*[.D58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energie t7,1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59]*[.C59]" table:style-name="Default_1">
            <text:p>0</text:p>
          </table:table-cell>
          <table:table-cell office:value-type="float" office:value="1000" table:formula="of:=[.C59]*[.B59]" table:style-name="ce9">
            <text:p>1000</text:p>
          </table:table-cell>
          <table:table-cell office:value-type="float" office:value="0" table:formula="of:=[.M59]/[.B59]" table:style-name="Default_1">
            <text:p>0</text:p>
          </table:table-cell>
          <table:table-cell office:value-type="float" office:value="0" table:formula="of:=[.K59]*[.J59]" table:style-name="Default_1">
            <text:p>0</text:p>
          </table:table-cell>
          <table:table-cell office:value-type="float" office:value="0" table:formula="of:=([.F59]- ([.E59]*1.025 + [.F59]*[.D59]))" table:style-name="Default_1">
            <text:p>0</text:p>
          </table:table-cell>
          <table:table-cell office:value-type="float" office:value="0" table:formula="of:=[.P59]/[.B59]" table:style-name="Default_1">
            <text:p>0</text:p>
          </table:table-cell>
          <table:table-cell office:value-type="float" office:value="0" table:formula="of:=[.P59]*[.C59]" table:style-name="Default_1">
            <text:p>0</text:p>
          </table:table-cell>
          <table:table-cell office:value-type="float" office:value="0" table:formula="of:=([.H59]- ([.G59]*1.025 + [.H59]*[.D59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energie t7,2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0]*[.C60]" table:style-name="Default_1">
            <text:p>0</text:p>
          </table:table-cell>
          <table:table-cell office:value-type="float" office:value="1000" table:formula="of:=[.C60]*[.B60]" table:style-name="ce9">
            <text:p>1000</text:p>
          </table:table-cell>
          <table:table-cell office:value-type="float" office:value="0" table:formula="of:=[.M60]/[.B60]" table:style-name="Default_1">
            <text:p>0</text:p>
          </table:table-cell>
          <table:table-cell office:value-type="float" office:value="0" table:formula="of:=[.K60]*[.J60]" table:style-name="Default_1">
            <text:p>0</text:p>
          </table:table-cell>
          <table:table-cell office:value-type="float" office:value="0" table:formula="of:=([.F60]- ([.E60]*1.025 + [.F60]*[.D60]))" table:style-name="Default_1">
            <text:p>0</text:p>
          </table:table-cell>
          <table:table-cell office:value-type="float" office:value="0" table:formula="of:=[.P60]/[.B60]" table:style-name="Default_1">
            <text:p>0</text:p>
          </table:table-cell>
          <table:table-cell office:value-type="float" office:value="0" table:formula="of:=[.P60]*[.C60]" table:style-name="Default_1">
            <text:p>0</text:p>
          </table:table-cell>
          <table:table-cell office:value-type="float" office:value="0" table:formula="of:=([.H60]- ([.G60]*1.025 + [.H60]*[.D60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omelett energie t7,3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1]*[.C61]" table:style-name="Default_1">
            <text:p>0</text:p>
          </table:table-cell>
          <table:table-cell office:value-type="float" office:value="1000" table:formula="of:=[.C61]*[.B61]" table:style-name="ce9">
            <text:p>1000</text:p>
          </table:table-cell>
          <table:table-cell office:value-type="float" office:value="0" table:formula="of:=[.M61]/[.B61]" table:style-name="Default_1">
            <text:p>0</text:p>
          </table:table-cell>
          <table:table-cell office:value-type="float" office:value="0" table:formula="of:=[.K61]*[.J61]" table:style-name="Default_1">
            <text:p>0</text:p>
          </table:table-cell>
          <table:table-cell office:value-type="float" office:value="0" table:formula="of:=([.F61]- ([.E61]*1.025 + [.F61]*[.D61]))" table:style-name="Default_1">
            <text:p>0</text:p>
          </table:table-cell>
          <table:table-cell office:value-type="float" office:value="0" table:formula="of:=[.P61]/[.B61]" table:style-name="Default_1">
            <text:p>0</text:p>
          </table:table-cell>
          <table:table-cell office:value-type="float" office:value="0" table:formula="of:=[.P61]*[.C61]" table:style-name="Default_1">
            <text:p>0</text:p>
          </table:table-cell>
          <table:table-cell office:value-type="float" office:value="0" table:formula="of:=([.H61]- ([.G61]*1.025 + [.H61]*[.D61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ourte resistance cc t3</text:p>
          </table:table-cell>
          <table:table-cell office:value-type="float" office:value="1.8" table:style-name="Default_1">
            <text:p>1,8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2]*[.C62]" table:style-name="Default_1">
            <text:p>0</text:p>
          </table:table-cell>
          <table:table-cell office:value-type="float" office:value="180" table:formula="of:=[.C62]*[.B62]" table:style-name="ce9">
            <text:p>180</text:p>
          </table:table-cell>
          <table:table-cell office:value-type="float" office:value="0" table:formula="of:=[.M62]/[.B62]" table:style-name="Default_1">
            <text:p>0</text:p>
          </table:table-cell>
          <table:table-cell office:value-type="float" office:value="0" table:formula="of:=[.K62]*[.J62]" table:style-name="Default_1">
            <text:p>0</text:p>
          </table:table-cell>
          <table:table-cell office:value-type="float" office:value="0" table:formula="of:=([.F62]- ([.E62]*1.025 + [.F62]*[.D62]))" table:style-name="Default_1">
            <text:p>0</text:p>
          </table:table-cell>
          <table:table-cell office:value-type="float" office:value="0" table:formula="of:=[.P62]/[.B62]" table:style-name="Default_1">
            <text:p>0</text:p>
          </table:table-cell>
          <table:table-cell office:value-type="float" office:value="0" table:formula="of:=[.P62]*[.C62]" table:style-name="Default_1">
            <text:p>0</text:p>
          </table:table-cell>
          <table:table-cell office:value-type="float" office:value="0" table:formula="of:=([.H62]- ([.G62]*1.025 + [.H62]*[.D62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ourte resistance cc t5</text:p>
          </table:table-cell>
          <table:table-cell office:value-type="float" office:value="4.2" table:style-name="Default_1">
            <text:p>4,2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3]*[.C63]" table:style-name="Default_1">
            <text:p>0</text:p>
          </table:table-cell>
          <table:table-cell office:value-type="float" office:value="420" table:formula="of:=[.C63]*[.B63]" table:style-name="ce9">
            <text:p>420</text:p>
          </table:table-cell>
          <table:table-cell office:value-type="float" office:value="0" table:formula="of:=[.M63]/[.B63]" table:style-name="Default_1">
            <text:p>0</text:p>
          </table:table-cell>
          <table:table-cell office:value-type="float" office:value="0" table:formula="of:=[.K63]*[.J63]" table:style-name="Default_1">
            <text:p>0</text:p>
          </table:table-cell>
          <table:table-cell office:value-type="float" office:value="0" table:formula="of:=([.F63]- ([.E63]*1.025 + [.F63]*[.D63]))" table:style-name="Default_1">
            <text:p>0</text:p>
          </table:table-cell>
          <table:table-cell office:value-type="float" office:value="0" table:formula="of:=[.P63]/[.B63]" table:style-name="Default_1">
            <text:p>0</text:p>
          </table:table-cell>
          <table:table-cell office:value-type="float" office:value="0" table:formula="of:=[.P63]*[.C63]" table:style-name="Default_1">
            <text:p>0</text:p>
          </table:table-cell>
          <table:table-cell office:value-type="float" office:value="0" table:formula="of:=([.H63]- ([.G63]*1.025 + [.H63]*[.D63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ourte resistance cc t7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4]*[.C64]" table:style-name="Default_1">
            <text:p>0</text:p>
          </table:table-cell>
          <table:table-cell office:value-type="float" office:value="1000" table:formula="of:=[.C64]*[.B64]" table:style-name="ce9">
            <text:p>1000</text:p>
          </table:table-cell>
          <table:table-cell office:value-type="float" office:value="0" table:formula="of:=[.M64]/[.B64]" table:style-name="Default_1">
            <text:p>0</text:p>
          </table:table-cell>
          <table:table-cell office:value-type="float" office:value="0" table:formula="of:=[.K64]*[.J64]" table:style-name="Default_1">
            <text:p>0</text:p>
          </table:table-cell>
          <table:table-cell office:value-type="float" office:value="0" table:formula="of:=([.F64]- ([.E64]*1.025 + [.F64]*[.D64]))" table:style-name="Default_1">
            <text:p>0</text:p>
          </table:table-cell>
          <table:table-cell office:value-type="float" office:value="0" table:formula="of:=[.P64]/[.B64]" table:style-name="Default_1">
            <text:p>0</text:p>
          </table:table-cell>
          <table:table-cell office:value-type="float" office:value="0" table:formula="of:=[.P64]*[.C64]" table:style-name="Default_1">
            <text:p>0</text:p>
          </table:table-cell>
          <table:table-cell office:value-type="float" office:value="0" table:formula="of:=([.H64]- ([.G64]*1.025 + [.H64]*[.D64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ourte resistance cc t7,1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5]*[.C65]" table:style-name="Default_1">
            <text:p>0</text:p>
          </table:table-cell>
          <table:table-cell office:value-type="float" office:value="1000" table:formula="of:=[.C65]*[.B65]" table:style-name="ce9">
            <text:p>1000</text:p>
          </table:table-cell>
          <table:table-cell office:value-type="float" office:value="0" table:formula="of:=[.M65]/[.B65]" table:style-name="Default_1">
            <text:p>0</text:p>
          </table:table-cell>
          <table:table-cell office:value-type="float" office:value="0" table:formula="of:=[.K65]*[.J65]" table:style-name="Default_1">
            <text:p>0</text:p>
          </table:table-cell>
          <table:table-cell office:value-type="float" office:value="0" table:formula="of:=([.F65]- ([.E65]*1.025 + [.F65]*[.D65]))" table:style-name="Default_1">
            <text:p>0</text:p>
          </table:table-cell>
          <table:table-cell office:value-type="float" office:value="0" table:formula="of:=[.P65]/[.B65]" table:style-name="Default_1">
            <text:p>0</text:p>
          </table:table-cell>
          <table:table-cell office:value-type="float" office:value="0" table:formula="of:=[.P65]*[.C65]" table:style-name="Default_1">
            <text:p>0</text:p>
          </table:table-cell>
          <table:table-cell office:value-type="float" office:value="0" table:formula="of:=([.H65]- ([.G65]*1.025 + [.H65]*[.D65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ourte resistance cc t7,2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6]*[.C66]" table:style-name="Default_1">
            <text:p>0</text:p>
          </table:table-cell>
          <table:table-cell office:value-type="float" office:value="1000" table:formula="of:=[.C66]*[.B66]" table:style-name="ce9">
            <text:p>1000</text:p>
          </table:table-cell>
          <table:table-cell office:value-type="float" office:value="0" table:formula="of:=[.M66]/[.B66]" table:style-name="Default_1">
            <text:p>0</text:p>
          </table:table-cell>
          <table:table-cell office:value-type="float" office:value="0" table:formula="of:=[.K66]*[.J66]" table:style-name="Default_1">
            <text:p>0</text:p>
          </table:table-cell>
          <table:table-cell office:value-type="float" office:value="0" table:formula="of:=([.F66]- ([.E66]*1.025 + [.F66]*[.D66]))" table:style-name="Default_1">
            <text:p>0</text:p>
          </table:table-cell>
          <table:table-cell office:value-type="float" office:value="0" table:formula="of:=[.P66]/[.B66]" table:style-name="Default_1">
            <text:p>0</text:p>
          </table:table-cell>
          <table:table-cell office:value-type="float" office:value="0" table:formula="of:=[.P66]*[.C66]" table:style-name="Default_1">
            <text:p>0</text:p>
          </table:table-cell>
          <table:table-cell office:value-type="float" office:value="0" table:formula="of:=([.H66]- ([.G66]*1.025 + [.H66]*[.D66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tourte resistance cc t7,3</text:p>
          </table:table-cell>
          <table:table-cell office:value-type="float" office:value="10" table:style-name="Default_1">
            <text:p>10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7]*[.C67]" table:style-name="Default_1">
            <text:p>0</text:p>
          </table:table-cell>
          <table:table-cell office:value-type="float" office:value="1000" table:formula="of:=[.C67]*[.B67]" table:style-name="ce9">
            <text:p>1000</text:p>
          </table:table-cell>
          <table:table-cell office:value-type="float" office:value="0" table:formula="of:=[.M67]/[.B67]" table:style-name="Default_1">
            <text:p>0</text:p>
          </table:table-cell>
          <table:table-cell office:value-type="float" office:value="0" table:formula="of:=[.K67]*[.J67]" table:style-name="Default_1">
            <text:p>0</text:p>
          </table:table-cell>
          <table:table-cell office:value-type="float" office:value="0" table:formula="of:=([.F67]- ([.E67]*1.025 + [.F67]*[.D67]))" table:style-name="Default_1">
            <text:p>0</text:p>
          </table:table-cell>
          <table:table-cell office:value-type="float" office:value="0" table:formula="of:=[.P67]/[.B67]" table:style-name="Default_1">
            <text:p>0</text:p>
          </table:table-cell>
          <table:table-cell office:value-type="float" office:value="0" table:formula="of:=[.P67]*[.C67]" table:style-name="Default_1">
            <text:p>0</text:p>
          </table:table-cell>
          <table:table-cell office:value-type="float" office:value="0" table:formula="of:=([.H67]- ([.G67]*1.025 + [.H67]*[.D67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lutjan t3</text:p>
          </table:table-cell>
          <table:table-cell office:value-type="float" office:value="1.7" table:style-name="Default_1">
            <text:p>1,7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8]*[.C68]" table:style-name="Default_1">
            <text:p>0</text:p>
          </table:table-cell>
          <table:table-cell office:value-type="float" office:value="170" table:formula="of:=[.C68]*[.B68]" table:style-name="ce9">
            <text:p>170</text:p>
          </table:table-cell>
          <table:table-cell office:value-type="float" office:value="0" table:formula="of:=[.M68]/[.B68]" table:style-name="Default_1">
            <text:p>0</text:p>
          </table:table-cell>
          <table:table-cell office:value-type="float" office:value="0" table:formula="of:=[.K68]*[.J68]" table:style-name="Default_1">
            <text:p>0</text:p>
          </table:table-cell>
          <table:table-cell office:value-type="float" office:value="0" table:formula="of:=([.F68]- ([.E68]*1.025 + [.F68]*[.D68]))" table:style-name="Default_1">
            <text:p>0</text:p>
          </table:table-cell>
          <table:table-cell office:value-type="float" office:value="0" table:formula="of:=[.P68]/[.B68]" table:style-name="Default_1">
            <text:p>0</text:p>
          </table:table-cell>
          <table:table-cell office:value-type="float" office:value="0" table:formula="of:=[.P68]*[.C68]" table:style-name="Default_1">
            <text:p>0</text:p>
          </table:table-cell>
          <table:table-cell office:value-type="float" office:value="0" table:formula="of:=([.H68]- ([.G68]*1.025 + [.H68]*[.D68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lutjan t5</text:p>
          </table:table-cell>
          <table:table-cell office:value-type="float" office:value="4.2" table:style-name="Default_1">
            <text:p>4,2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69]*[.C69]" table:style-name="Default_1">
            <text:p>0</text:p>
          </table:table-cell>
          <table:table-cell office:value-type="float" office:value="420" table:formula="of:=[.C69]*[.B69]" table:style-name="ce9">
            <text:p>420</text:p>
          </table:table-cell>
          <table:table-cell office:value-type="float" office:value="0" table:formula="of:=[.M69]/[.B69]" table:style-name="Default_1">
            <text:p>0</text:p>
          </table:table-cell>
          <table:table-cell office:value-type="float" office:value="0" table:formula="of:=[.K69]*[.J69]" table:style-name="Default_1">
            <text:p>0</text:p>
          </table:table-cell>
          <table:table-cell office:value-type="float" office:value="0" table:formula="of:=([.F69]- ([.E69]*1.025 + [.F69]*[.D69]))" table:style-name="Default_1">
            <text:p>0</text:p>
          </table:table-cell>
          <table:table-cell office:value-type="float" office:value="0" table:formula="of:=[.P69]/[.B69]" table:style-name="Default_1">
            <text:p>0</text:p>
          </table:table-cell>
          <table:table-cell office:value-type="float" office:value="0" table:formula="of:=[.P69]*[.C69]" table:style-name="Default_1">
            <text:p>0</text:p>
          </table:table-cell>
          <table:table-cell office:value-type="float" office:value="0" table:formula="of:=([.H69]- ([.G69]*1.025 + [.H69]*[.D69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lutjan t7</text:p>
          </table:table-cell>
          <table:table-cell office:value-type="float" office:value="9.8000000000000007" table:style-name="Default_1">
            <text:p>9,8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70]*[.C70]" table:style-name="Default_1">
            <text:p>0</text:p>
          </table:table-cell>
          <table:table-cell office:value-type="float" office:value="980.00000000000011" table:formula="of:=[.C70]*[.B70]" table:style-name="ce9">
            <text:p>980</text:p>
          </table:table-cell>
          <table:table-cell office:value-type="float" office:value="0" table:formula="of:=[.M70]/[.B70]" table:style-name="Default_1">
            <text:p>0</text:p>
          </table:table-cell>
          <table:table-cell office:value-type="float" office:value="0" table:formula="of:=[.K70]*[.J70]" table:style-name="Default_1">
            <text:p>0</text:p>
          </table:table-cell>
          <table:table-cell office:value-type="float" office:value="0" table:formula="of:=([.F70]- ([.E70]*1.025 + [.F70]*[.D70]))" table:style-name="Default_1">
            <text:p>0</text:p>
          </table:table-cell>
          <table:table-cell office:value-type="float" office:value="0" table:formula="of:=[.P70]/[.B70]" table:style-name="Default_1">
            <text:p>0</text:p>
          </table:table-cell>
          <table:table-cell office:value-type="float" office:value="0" table:formula="of:=[.P70]*[.C70]" table:style-name="Default_1">
            <text:p>0</text:p>
          </table:table-cell>
          <table:table-cell office:value-type="float" office:value="0" table:formula="of:=([.H70]- ([.G70]*1.025 + [.H70]*[.D70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lutjan t7,1</text:p>
          </table:table-cell>
          <table:table-cell office:value-type="float" office:value="9.8000000000000007" table:style-name="Default_1">
            <text:p>9,8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71]*[.C71]" table:style-name="Default_1">
            <text:p>0</text:p>
          </table:table-cell>
          <table:table-cell office:value-type="float" office:value="980.00000000000011" table:formula="of:=[.C71]*[.B71]" table:style-name="ce9">
            <text:p>980</text:p>
          </table:table-cell>
          <table:table-cell office:value-type="float" office:value="0" table:formula="of:=[.M71]/[.B71]" table:style-name="Default_1">
            <text:p>0</text:p>
          </table:table-cell>
          <table:table-cell office:value-type="float" office:value="0" table:formula="of:=[.K71]*[.J71]" table:style-name="Default_1">
            <text:p>0</text:p>
          </table:table-cell>
          <table:table-cell office:value-type="float" office:value="0" table:formula="of:=([.F71]- ([.E71]*1.025 + [.F71]*[.D71]))" table:style-name="Default_1">
            <text:p>0</text:p>
          </table:table-cell>
          <table:table-cell office:value-type="float" office:value="0" table:formula="of:=[.P71]/[.B71]" table:style-name="Default_1">
            <text:p>0</text:p>
          </table:table-cell>
          <table:table-cell office:value-type="float" office:value="0" table:formula="of:=[.P71]*[.C71]" table:style-name="Default_1">
            <text:p>0</text:p>
          </table:table-cell>
          <table:table-cell office:value-type="float" office:value="0" table:formula="of:=([.H71]- ([.G71]*1.025 + [.H71]*[.D71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lutjan t7,2</text:p>
          </table:table-cell>
          <table:table-cell office:value-type="float" office:value="9.8000000000000007" table:style-name="Default_1">
            <text:p>9,8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72]*[.C72]" table:style-name="Default_1">
            <text:p>0</text:p>
          </table:table-cell>
          <table:table-cell office:value-type="float" office:value="980.00000000000011" table:formula="of:=[.C72]*[.B72]" table:style-name="ce9">
            <text:p>980</text:p>
          </table:table-cell>
          <table:table-cell office:value-type="float" office:value="0" table:formula="of:=[.M72]/[.B72]" table:style-name="Default_1">
            <text:p>0</text:p>
          </table:table-cell>
          <table:table-cell office:value-type="float" office:value="0" table:formula="of:=[.K72]*[.J72]" table:style-name="Default_1">
            <text:p>0</text:p>
          </table:table-cell>
          <table:table-cell office:value-type="float" office:value="0" table:formula="of:=([.F72]- ([.E72]*1.025 + [.F72]*[.D72]))" table:style-name="Default_1">
            <text:p>0</text:p>
          </table:table-cell>
          <table:table-cell office:value-type="float" office:value="0" table:formula="of:=[.P72]/[.B72]" table:style-name="Default_1">
            <text:p>0</text:p>
          </table:table-cell>
          <table:table-cell office:value-type="float" office:value="0" table:formula="of:=[.P72]*[.C72]" table:style-name="Default_1">
            <text:p>0</text:p>
          </table:table-cell>
          <table:table-cell office:value-type="float" office:value="0" table:formula="of:=([.H72]- ([.G72]*1.025 + [.H72]*[.D72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office:value-type="string" table:style-name="Default_1">
            <text:p>lutjan t7,3</text:p>
          </table:table-cell>
          <table:table-cell office:value-type="float" office:value="9.8000000000000007" table:style-name="Default_1">
            <text:p>9,8</text:p>
          </table:table-cell>
          <table:table-cell office:value-type="float" office:value="100" table:style-name="Default_1">
            <text:p>100</text:p>
          </table:table-cell>
          <table:table-cell table:number-columns-repeated="5" table:style-name="Default_1"/>
          <table:table-cell office:value-type="float" office:value="0" table:formula="of:= [.E73]*[.C73]" table:style-name="Default_1">
            <text:p>0</text:p>
          </table:table-cell>
          <table:table-cell office:value-type="float" office:value="980.00000000000011" table:formula="of:=[.C73]*[.B73]" table:style-name="ce9">
            <text:p>980</text:p>
          </table:table-cell>
          <table:table-cell office:value-type="float" office:value="0" table:formula="of:=[.M73]/[.B73]" table:style-name="Default_1">
            <text:p>0</text:p>
          </table:table-cell>
          <table:table-cell office:value-type="float" office:value="0" table:formula="of:=[.K73]*[.J73]" table:style-name="Default_1">
            <text:p>0</text:p>
          </table:table-cell>
          <table:table-cell office:value-type="float" office:value="0" table:formula="of:=([.F73]- ([.E73]*1.025 + [.F73]*[.D73]))" table:style-name="Default_1">
            <text:p>0</text:p>
          </table:table-cell>
          <table:table-cell office:value-type="float" office:value="0" table:formula="of:=[.P73]/[.B73]" table:style-name="Default_1">
            <text:p>0</text:p>
          </table:table-cell>
          <table:table-cell office:value-type="float" office:value="0" table:formula="of:=[.P73]*[.C73]" table:style-name="Default_1">
            <text:p>0</text:p>
          </table:table-cell>
          <table:table-cell office:value-type="float" office:value="0" table:formula="of:=([.H73]- ([.G73]*1.025 + [.H73]*[.D73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table:number-columns-repeated="8" table:style-name="Default_1"/>
          <table:table-cell office:value-type="float" office:value="0" table:formula="of:= [.E74]*[.C74]" table:style-name="Default_1">
            <text:p>0</text:p>
          </table:table-cell>
          <table:table-cell office:value-type="float" office:value="0" table:formula="of:=[.C74]*[.B74]" table:style-name="ce9">
            <text:p>0</text:p>
          </table:table-cell>
          <table:table-cell office:value-type="error" office:string-value="#DIV/0!" table:formula="of:=[.M74]/[.B74]" table:style-name="Default_1">
            <text:p>#DIV/0!</text:p>
          </table:table-cell>
          <table:table-cell office:value-type="error" office:string-value="#DIV/0!" table:formula="of:=[.K74]*[.J74]" table:style-name="Default_1">
            <text:p>#DIV/0!</text:p>
          </table:table-cell>
          <table:table-cell office:value-type="float" office:value="0" table:formula="of:=([.F74]- ([.E74]*1.025 + [.F74]*[.D74]))" table:style-name="Default_1">
            <text:p>0</text:p>
          </table:table-cell>
          <table:table-cell office:value-type="error" office:string-value="#DIV/0!" table:formula="of:=[.P74]/[.B74]" table:style-name="Default_1">
            <text:p>#DIV/0!</text:p>
          </table:table-cell>
          <table:table-cell office:value-type="float" office:value="0" table:formula="of:=[.P74]*[.C74]" table:style-name="Default_1">
            <text:p>0</text:p>
          </table:table-cell>
          <table:table-cell office:value-type="float" office:value="0" table:formula="of:=([.H74]- ([.G74]*1.025 + [.H74]*[.D74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style-name="ro1">
          <table:table-cell table:number-columns-repeated="8" table:style-name="Default_1"/>
          <table:table-cell office:value-type="float" office:value="0" table:formula="of:= [.E75]*[.C75]" table:style-name="Default_1">
            <text:p>0</text:p>
          </table:table-cell>
          <table:table-cell office:value-type="float" office:value="0" table:formula="of:=[.C75]*[.B75]" table:style-name="ce9">
            <text:p>0</text:p>
          </table:table-cell>
          <table:table-cell office:value-type="error" office:string-value="#DIV/0!" table:formula="of:=[.M75]/[.B75]" table:style-name="Default_1">
            <text:p>#DIV/0!</text:p>
          </table:table-cell>
          <table:table-cell office:value-type="error" office:string-value="#DIV/0!" table:formula="of:=[.K75]*[.J75]" table:style-name="Default_1">
            <text:p>#DIV/0!</text:p>
          </table:table-cell>
          <table:table-cell office:value-type="float" office:value="0" table:formula="of:=([.F75]- ([.E75]*1.025 + [.F75]*[.D75]))" table:style-name="Default_1">
            <text:p>0</text:p>
          </table:table-cell>
          <table:table-cell office:value-type="error" office:string-value="#DIV/0!" table:formula="of:=[.P75]/[.B75]" table:style-name="Default_1">
            <text:p>#DIV/0!</text:p>
          </table:table-cell>
          <table:table-cell office:value-type="float" office:value="0" table:formula="of:=[.P75]*[.C75]" table:style-name="Default_1">
            <text:p>0</text:p>
          </table:table-cell>
          <table:table-cell office:value-type="float" office:value="0" table:formula="of:=([.H75]- ([.G75]*1.025 + [.H75]*[.D75]))" table:style-name="Default_1">
            <text:p>0</text:p>
          </table:table-cell>
          <table:table-cell table:style-name="Default_1"/>
          <table:table-cell table:number-columns-repeated="16367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EUGENE CORDIER</dc:creator>
    <meta:creation-date>2024-05-14T20:57:14Z</meta:creation-date>
    <dc:date>2024-06-21T12:50:51Z</dc:date>
    <meta:editing-cycles>32</meta:editing-cycles>
    <meta:editing-duration>PT10971S</meta:editing-duration>
  </office:meta>
</office:document-meta>
</file>